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_5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_6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_7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_8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_9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_10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_1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_1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_5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_6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_7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_8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>
      <style:text-properties fo:background-color="#ffffff" fo:color="#222222" fo:font-weight="bold" style:font-weight-asian="bold" style:font-weight-complex="bold"/>
    </style:style>
    <style:style style:name="T4_2" style:family="text">
      <style:text-properties fo:background-color="#ffffff" fo:color="#222222" fo:font-weight="bold" style:font-weight-asian="bold" style:font-weight-complex="bold"/>
    </style:style>
    <style:style style:name="T4_3" style:family="text">
      <style:text-properties fo:background-color="#ffffff" fo:color="#222222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>
      <style:text-properties fo:background-color="#ffffff" fo:color="#222222" fo:font-weight="bold" style:font-weight-asian="bold" style:font-weight-complex="bold"/>
    </style:style>
    <style:style style:name="T5_2" style:family="text">
      <style:text-properties fo:background-color="#ffffff" fo:color="#222222" fo:font-weight="bold" style:font-weight-asian="bold" style:font-weight-complex="bold"/>
    </style:style>
    <style:style style:name="T5_3" style:family="text">
      <style:text-properties fo:background-color="#ffffff" fo:color="#222222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fo:background-color="#ffffff" fo:color="#222222" fo:font-weight="bold" style:font-weight-asian="bold" style:font-weight-complex="bold"/>
    </style:style>
    <style:style style:name="T6_2" style:family="text">
      <style:text-properties fo:background-color="#ffffff" fo:color="#222222" fo:font-weight="bold" style:font-weight-asian="bold" style:font-weight-complex="bold"/>
    </style:style>
    <style:style style:name="T6_3" style:family="text">
      <style:text-properties fo:background-color="#ffffff" fo:color="#222222" fo:font-weight="bold" style:font-weight-asian="bold" style:font-weight-complex="bold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8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8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8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8_5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8_6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8_7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8_8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8_9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8_10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8_1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8_1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8_1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background-color="#ffffff" fo:color="#222222"/>
    </style:style>
    <style:style style:name="T10_2" style:family="text">
      <style:text-properties fo:background-color="#ffffff" fo:color="#222222"/>
    </style:style>
    <style:style style:name="T10_3" style:family="text">
      <style:text-properties fo:background-color="#ffffff" fo:color="#222222"/>
    </style:style>
    <style:style style:name="T10_4" style:family="text">
      <style:text-properties fo:background-color="#ffffff" fo:color="#222222"/>
    </style:style>
    <style:style style:name="T10_5" style:family="text">
      <style:text-properties fo:background-color="#ffffff" fo:color="#222222"/>
    </style:style>
    <style:style style:name="T10_6" style:family="text">
      <style:text-properties fo:background-color="#ffffff" fo:color="#222222"/>
    </style:style>
    <style:style style:name="T10_7" style:family="text">
      <style:text-properties fo:background-color="#ffffff" fo:color="#222222"/>
    </style:style>
    <style:style style:name="T10_8" style:family="text">
      <style:text-properties fo:background-color="#ffffff" fo:color="#222222"/>
    </style:style>
    <style:style style:name="T10_9" style:family="text">
      <style:text-properties fo:background-color="#ffffff" fo:color="#222222"/>
    </style:style>
    <style:style style:name="T10_10" style:family="text">
      <style:text-properties fo:background-color="#ffffff" fo:color="#222222"/>
    </style:style>
    <style:style style:name="T10_11" style:family="text">
      <style:text-properties fo:background-color="#ffffff" fo:color="#222222"/>
    </style:style>
    <style:style style:name="T10_12" style:family="text">
      <style:text-properties fo:background-color="#ffffff" fo:color="#222222"/>
    </style:style>
    <style:style style:name="T10_13" style:family="text">
      <style:text-properties fo:background-color="#ffffff" fo:color="#222222"/>
    </style:style>
    <style:style style:name="T10_14" style:family="text">
      <style:text-properties fo:background-color="#ffffff" fo:color="#222222"/>
    </style:style>
    <style:style style:name="T10_15" style:family="text">
      <style:text-properties fo:background-color="#ffffff" fo:color="#222222"/>
    </style:style>
    <style:style style:name="T10_16" style:family="text">
      <style:text-properties fo:background-color="#ffffff" fo:color="#222222"/>
    </style:style>
    <style:style style:name="T10_17" style:family="text">
      <style:text-properties fo:background-color="#ffffff" fo:color="#222222"/>
    </style:style>
    <style:style style:name="T10_18" style:family="text">
      <style:text-properties fo:background-color="#ffffff" fo:color="#222222"/>
    </style:style>
    <style:style style:name="T10_19" style:family="text">
      <style:text-properties fo:background-color="#ffffff" fo:color="#222222"/>
    </style:style>
    <style:style style:name="T10_20" style:family="text">
      <style:text-properties fo:background-color="#ffffff" fo:color="#222222"/>
    </style:style>
    <style:style style:name="T10_21" style:family="text">
      <style:text-properties fo:background-color="#ffffff" fo:color="#222222"/>
    </style:style>
    <style:style style:name="T10_22" style:family="text">
      <style:text-properties fo:background-color="#ffffff" fo:color="#222222"/>
    </style:style>
    <style:style style:name="T10_23" style:family="text">
      <style:text-properties fo:background-color="#ffffff" fo:color="#222222"/>
    </style:style>
    <style:style style:name="T10_24" style:family="text">
      <style:text-properties fo:background-color="#ffffff" fo:color="#222222"/>
    </style:style>
    <style:style style:name="T10_25" style:family="text">
      <style:text-properties fo:background-color="#ffffff" fo:color="#222222"/>
    </style:style>
    <style:style style:name="T10_26" style:family="text">
      <style:text-properties fo:background-color="#ffffff" fo:color="#222222"/>
    </style:style>
    <style:style style:name="T10_27" style:family="text">
      <style:text-properties fo:background-color="#ffffff" fo:color="#222222"/>
    </style:style>
    <style:style style:name="T10_28" style:family="text">
      <style:text-properties fo:background-color="#ffffff" fo:color="#222222"/>
    </style:style>
    <style:style style:name="T10_29" style:family="text">
      <style:text-properties fo:background-color="#ffffff" fo:color="#222222"/>
    </style:style>
    <style:style style:name="T10_30" style:family="text">
      <style:text-properties fo:background-color="#ffffff" fo:color="#222222"/>
    </style:style>
    <style:style style:name="T10_31" style:family="text">
      <style:text-properties fo:background-color="#ffffff" fo:color="#222222"/>
    </style:style>
    <style:style style:name="T10_32" style:family="text">
      <style:text-properties fo:background-color="#ffffff" fo:color="#222222"/>
    </style:style>
    <style:style style:name="T10_33" style:family="text">
      <style:text-properties fo:background-color="#ffffff" fo:color="#222222"/>
    </style:style>
    <style:style style:name="T10_34" style:family="text">
      <style:text-properties fo:background-color="#ffffff" fo:color="#222222"/>
    </style:style>
    <style:style style:name="T10_35" style:family="text">
      <style:text-properties fo:background-color="#ffffff" fo:color="#222222"/>
    </style:style>
    <style:style style:name="T10_36" style:family="text">
      <style:text-properties fo:background-color="#ffffff" fo:color="#222222"/>
    </style:style>
    <style:style style:name="T10_37" style:family="text">
      <style:text-properties fo:background-color="#ffffff" fo:color="#222222"/>
    </style:style>
    <style:style style:name="T10_38" style:family="text">
      <style:text-properties fo:background-color="#ffffff" fo:color="#222222"/>
    </style:style>
    <style:style style:name="T10_39" style:family="text">
      <style:text-properties fo:background-color="#ffffff" fo:color="#222222"/>
    </style:style>
    <style:style style:name="T10_40" style:family="text">
      <style:text-properties fo:background-color="#ffffff" fo:color="#222222"/>
    </style:style>
    <style:style style:name="T10_41" style:family="text">
      <style:text-properties fo:background-color="#ffffff" fo:color="#222222"/>
    </style:style>
    <style:style style:name="T10_42" style:family="text">
      <style:text-properties fo:background-color="#ffffff" fo:color="#222222"/>
    </style:style>
    <style:style style:name="T10_43" style:family="text">
      <style:text-properties fo:background-color="#ffffff" fo:color="#222222"/>
    </style:style>
    <style:style style:name="T10_44" style:family="text">
      <style:text-properties fo:background-color="#ffffff" fo:color="#222222"/>
    </style:style>
    <style:style style:name="T10_45" style:family="text">
      <style:text-properties fo:background-color="#ffffff" fo:color="#222222"/>
    </style:style>
    <style:style style:name="T10_46" style:family="text">
      <style:text-properties fo:background-color="#ffffff" fo:color="#222222"/>
    </style:style>
    <style:style style:name="T10_47" style:family="text">
      <style:text-properties fo:background-color="#ffffff" fo:color="#222222"/>
    </style:style>
    <style:style style:name="T10_48" style:family="text">
      <style:text-properties fo:background-color="#ffffff" fo:color="#222222"/>
    </style:style>
    <style:style style:name="P11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background-color="#ffffff" fo:color="#222222" style:font-name="Times New Roman" style:font-name-asian="Times New Roman" style:font-name-complex="Times New Roman"/>
    </style:style>
    <style:style style:name="T12_2" style:family="text">
      <style:text-properties fo:background-color="#ffffff" fo:color="#222222" style:font-name="Times New Roman" style:font-name-asian="Times New Roman" style:font-name-complex="Times New Roman"/>
    </style:style>
    <style:style style:name="T12_3" style:family="text">
      <style:text-properties fo:background-color="#ffffff" fo:color="#222222" style:font-name="Times New Roman" style:font-name-asian="Times New Roman" style:font-name-complex="Times New Roman"/>
    </style:style>
    <style:style style:name="T12_4" style:family="text">
      <style:text-properties fo:background-color="#ffffff" fo:color="#222222" style:font-name="Times New Roman" style:font-name-asian="Times New Roman" style:font-name-complex="Times New Roman"/>
    </style:style>
    <style:style style:name="T12_5" style:family="text">
      <style:text-properties fo:background-color="#ffffff" fo:color="#222222" style:font-name="Times New Roman" style:font-name-asian="Times New Roman" style:font-name-complex="Times New Roman"/>
    </style:style>
    <style:style style:name="T12_6" style:family="text">
      <style:text-properties fo:background-color="#ffffff" fo:color="#222222" style:font-name="Times New Roman" style:font-name-asian="Times New Roman" style:font-name-complex="Times New Roman"/>
    </style:style>
    <style:style style:name="T12_7" style:family="text">
      <style:text-properties fo:background-color="#ffffff" fo:color="#222222" style:font-name="Times New Roman" style:font-name-asian="Times New Roman" style:font-name-complex="Times New Roman"/>
    </style:style>
    <style:style style:name="T12_8" style:family="text">
      <style:text-properties fo:background-color="#ffffff" fo:color="#222222" style:font-name="Times New Roman" style:font-name-asian="Times New Roman" style:font-name-complex="Times New Roman"/>
    </style:style>
    <style:style style:name="T12_9" style:family="text">
      <style:text-properties fo:background-color="#ffffff" fo:color="#222222" style:font-name="Times New Roman" style:font-name-asian="Times New Roman" style:font-name-complex="Times New Roman"/>
    </style:style>
    <style:style style:name="T12_10" style:family="text">
      <style:text-properties fo:background-color="#ffffff" fo:color="#222222" style:font-name="Times New Roman" style:font-name-asian="Times New Roman" style:font-name-complex="Times New Roman"/>
    </style:style>
    <style:style style:name="T12_11" style:family="text">
      <style:text-properties fo:background-color="#ffffff" fo:color="#222222" style:font-name="Times New Roman" style:font-name-asian="Times New Roman" style:font-name-complex="Times New Roman"/>
    </style:style>
    <style:style style:name="T12_12" style:family="text">
      <style:text-properties fo:background-color="#ffffff" fo:color="#222222" style:font-name="Times New Roman" style:font-name-asian="Times New Roman" style:font-name-complex="Times New Roman"/>
    </style:style>
    <style:style style:name="T12_13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12_14" style:family="text">
      <style:text-properties fo:background-color="#ffffff" fo:color="#222222" style:font-name="Times New Roman" style:font-name-asian="Times New Roman" style:font-name-complex="Times New Roman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>
      <style:text-properties fo:background-color="#ffffff" fo:color="#1155cc" style:text-underline-style="solid" style:text-underline-color="font-color"/>
    </style:style>
    <style:style style:name="T13_3" style:family="text"/>
    <style:style style:name="T13_4" style:family="text">
      <style:text-properties fo:background-color="#ffffff" fo:color="#1155cc" style:text-underline-style="solid" style:text-underline-color="font-color"/>
    </style:style>
    <style:style style:name="T13_5" style:family="text"/>
    <style:style style:name="T13_6" style:family="text">
      <style:text-properties fo:background-color="#ffffff" fo:color="#1155cc" style:text-underline-style="solid" style:text-underline-color="font-color"/>
    </style:style>
    <style:style style:name="T13_7" style:family="text"/>
    <style:style style:name="T13_8" style:family="text">
      <style:text-properties fo:background-color="#ffffff" fo:color="#1155cc" style:text-underline-style="solid" style:text-underline-color="font-color"/>
    </style:style>
    <style:style style:name="T13_9" style:family="text"/>
    <style:style style:name="T13_10" style:family="text">
      <style:text-properties fo:background-color="#ffffff" fo:color="#1155cc" style:text-underline-style="solid" style:text-underline-color="font-color"/>
    </style:style>
    <style:style style:name="T13_11" style:family="text"/>
    <style:style style:name="T13_12" style:family="text">
      <style:text-properties fo:background-color="#ffffff" fo:color="#1155cc" style:text-underline-style="solid" style:text-underline-color="font-color"/>
    </style:style>
    <style:style style:name="T13_13" style:family="text"/>
    <style:style style:name="T13_14" style:family="text">
      <style:text-properties fo:background-color="#ffffff" fo:color="#1155cc" style:text-underline-style="solid" style:text-underline-color="font-color"/>
    </style:style>
    <style:style style:name="T13_15" style:family="text"/>
    <style:style style:name="T13_16" style:family="text">
      <style:text-properties fo:background-color="#ffffff" fo:color="#1155cc" style:text-underline-style="solid" style:text-underline-color="font-color"/>
    </style:style>
    <style:style style:name="T13_17" style:family="text"/>
    <style:style style:name="T13_18" style:family="text">
      <style:text-properties fo:background-color="#ffffff" fo:color="#1155cc" style:text-underline-style="solid" style:text-underline-color="font-color"/>
    </style:style>
    <style:style style:name="T13_19" style:family="text"/>
    <style:style style:name="T13_20" style:family="text">
      <style:text-properties fo:background-color="#ffffff" fo:color="#1155cc" style:text-underline-style="solid" style:text-underline-color="font-color"/>
    </style:style>
    <style:style style:name="T13_21" style:family="text"/>
    <style:style style:name="T13_22" style:family="text">
      <style:text-properties fo:background-color="#ffffff" fo:color="#1155cc" style:text-underline-style="solid" style:text-underline-color="font-color"/>
    </style:style>
    <style:style style:name="T13_23" style:family="text"/>
    <style:style style:name="T13_24" style:family="text">
      <style:text-properties fo:background-color="#ffffff" fo:color="#1155cc" style:text-underline-style="solid" style:text-underline-color="font-color"/>
    </style:style>
    <style:style style:name="T13_25" style:family="text"/>
    <style:style style:name="T13_26" style:family="text">
      <style:text-properties fo:background-color="#ffffff" fo:color="#1155cc" style:text-underline-style="solid" style:text-underline-color="font-color"/>
    </style:style>
    <style:style style:name="T13_27" style:family="text"/>
    <style:style style:name="T13_28" style:family="text">
      <style:text-properties fo:background-color="#ffffff" fo:color="#1155cc" style:text-underline-style="solid" style:text-underline-color="font-color"/>
    </style:style>
    <style:style style:name="T13_29" style:family="text"/>
    <style:style style:name="T13_30" style:family="text">
      <style:text-properties fo:background-color="#ffffff" fo:color="#1155cc" style:text-underline-style="solid" style:text-underline-color="font-color"/>
    </style:style>
    <style:style style:name="T13_31" style:family="text"/>
    <style:style style:name="T13_32" style:family="text">
      <style:text-properties fo:background-color="#ffffff" fo:color="#1155cc" style:text-underline-style="solid" style:text-underline-color="font-color"/>
    </style:style>
    <style:style style:name="T13_33" style:family="text"/>
    <style:style style:name="T13_34" style:family="text">
      <style:text-properties fo:background-color="#ffffff" fo:color="#1155cc" style:text-underline-style="solid" style:text-underline-color="font-color"/>
    </style:style>
    <style:style style:name="T13_35" style:family="text"/>
    <style:style style:name="T13_36" style:family="text">
      <style:text-properties fo:background-color="#ffffff" fo:color="#1155cc" style:text-underline-style="solid" style:text-underline-color="font-color"/>
    </style:style>
    <style:style style:name="T13_37" style:family="text"/>
    <style:style style:name="T13_38" style:family="text">
      <style:text-properties fo:background-color="#ffffff" fo:color="#1155cc" style:text-underline-style="solid" style:text-underline-color="font-color"/>
    </style:style>
    <style:style style:name="T13_39" style:family="text"/>
    <style:style style:name="T13_40" style:family="text">
      <style:text-properties fo:background-color="#ffffff" fo:color="#1155cc" style:text-underline-style="solid" style:text-underline-color="font-color"/>
    </style:style>
    <style:style style:name="T13_41" style:family="text"/>
    <style:style style:name="T13_42" style:family="text">
      <style:text-properties fo:background-color="#ffffff" fo:color="#1155cc" style:text-underline-style="solid" style:text-underline-color="font-color"/>
    </style:style>
    <style:style style:name="T13_43" style:family="text"/>
    <style:style style:name="T13_44" style:family="text">
      <style:text-properties fo:background-color="#ffffff" fo:color="#1155cc" style:text-underline-style="solid" style:text-underline-color="font-color"/>
    </style:style>
    <style:style style:name="T13_45" style:family="text"/>
    <style:style style:name="T13_46" style:family="text">
      <style:text-properties fo:background-color="#ffffff" fo:color="#1155cc" style:text-underline-style="solid" style:text-underline-color="font-color"/>
    </style:style>
    <style:style style:name="T13_47" style:family="text"/>
    <style:style style:name="T13_48" style:family="text">
      <style:text-properties fo:background-color="#ffffff" fo:color="#1155cc" style:text-underline-style="solid" style:text-underline-color="font-color"/>
    </style:style>
    <style:style style:name="T13_49" style:family="text"/>
    <style:style style:name="T13_50" style:family="text">
      <style:text-properties fo:background-color="#ffffff" fo:color="#1155cc" style:text-underline-style="solid" style:text-underline-color="font-color"/>
    </style:style>
    <style:style style:name="T13_51" style:family="text"/>
    <style:style style:name="T13_52" style:family="text">
      <style:text-properties fo:background-color="#ffffff" fo:color="#1155cc" style:text-underline-style="solid" style:text-underline-color="font-color"/>
    </style:style>
    <style:style style:name="T13_53" style:family="text"/>
    <style:style style:name="T13_54" style:family="text">
      <style:text-properties fo:background-color="#ffffff" fo:color="#1155cc" style:text-underline-style="solid" style:text-underline-color="font-color"/>
    </style:style>
    <style:style style:name="T13_55" style:family="text"/>
    <style:style style:name="T13_56" style:family="text">
      <style:text-properties fo:background-color="#ffffff" fo:color="#1155cc" style:text-underline-style="solid" style:text-underline-color="font-color"/>
    </style:style>
    <style:style style:name="T13_57" style:family="text"/>
    <style:style style:name="T13_58" style:family="text">
      <style:text-properties fo:background-color="#ffffff" fo:color="#1155cc" style:text-underline-style="solid" style:text-underline-color="font-color"/>
    </style:style>
    <style:style style:name="T13_59" style:family="text"/>
    <style:style style:name="T13_60" style:family="text">
      <style:text-properties fo:background-color="#ffffff" fo:color="#1155cc" style:text-underline-style="solid" style:text-underline-color="font-color"/>
    </style:style>
    <style:style style:name="T13_61" style:family="text"/>
    <style:style style:name="T13_62" style:family="text">
      <style:text-properties fo:background-color="#ffffff" fo:color="#1155cc" style:text-underline-style="solid" style:text-underline-color="font-color"/>
    </style:style>
    <style:style style:name="T13_63" style:family="text"/>
    <style:style style:name="T13_64" style:family="text">
      <style:text-properties fo:background-color="#ffffff" fo:color="#1155cc" style:text-underline-style="solid" style:text-underline-color="font-color"/>
    </style:style>
    <style:style style:name="T13_65" style:family="text"/>
    <style:style style:name="T13_66" style:family="text">
      <style:text-properties fo:background-color="#ffffff" fo:color="#1155cc" style:text-underline-style="solid" style:text-underline-color="font-color"/>
    </style:style>
    <style:style style:name="T13_67" style:family="text"/>
    <style:style style:name="T13_68" style:family="text">
      <style:text-properties fo:background-color="#ffffff" fo:color="#1155cc" style:text-underline-style="solid" style:text-underline-color="font-color"/>
    </style:style>
    <style:style style:name="T13_69" style:family="text"/>
    <style:style style:name="T13_70" style:family="text">
      <style:text-properties fo:background-color="#ffffff" fo:color="#1155cc" style:text-underline-style="solid" style:text-underline-color="font-color"/>
    </style:style>
    <style:style style:name="T13_71" style:family="text"/>
    <style:style style:name="T13_72" style:family="text">
      <style:text-properties fo:background-color="#ffffff" fo:color="#1155cc" style:text-underline-style="solid" style:text-underline-color="font-color"/>
    </style:style>
    <style:style style:name="T13_73" style:family="text"/>
    <style:style style:name="T13_74" style:family="text">
      <style:text-properties fo:background-color="#ffffff" fo:color="#1155cc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15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15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0cm" style:writing-mode="lr-tb"/>
      <style:text-properties fo:background-color="#ffffff" fo:color="#222222"/>
    </style:style>
    <style:style style:name="P17" style:family="paragraph" style:parent-style-name="Standard">
      <style:paragraph-properties fo:break-before="auto" fo:text-indent="0cm" fo:line-height="115%" fo:margin-left="0cm" style:writing-mode="lr-tb"/>
    </style:style>
    <style:style style:name="T17_1" style:family="text">
      <style:text-properties fo:background-color="#ffffff" fo:color="#222222"/>
    </style:style>
    <style:style style:name="T17_2" style:family="text">
      <style:text-properties fo:background-color="#ffffff" fo:color="#222222"/>
    </style:style>
    <style:style style:name="T17_3" style:family="text">
      <style:text-properties fo:background-color="#ffffff" fo:color="#222222"/>
    </style:style>
    <style:style style:name="T17_4" style:family="text">
      <style:text-properties fo:background-color="#ffffff" fo:color="#222222"/>
    </style:style>
    <style:style style:name="T17_5" style:family="text">
      <style:text-properties fo:background-color="#ffffff" fo:color="#222222"/>
    </style:style>
    <style:style style:name="T17_6" style:family="text">
      <style:text-properties fo:background-color="#ffffff" fo:color="#222222"/>
    </style:style>
    <style:style style:name="T17_7" style:family="text">
      <style:text-properties fo:background-color="#ffffff" fo:color="#222222"/>
    </style:style>
    <style:style style:name="T17_8" style:family="text">
      <style:text-properties fo:background-color="#ffffff" fo:color="#222222"/>
    </style:style>
    <style:style style:name="T17_9" style:family="text">
      <style:text-properties fo:background-color="#ffffff" fo:color="#222222"/>
    </style:style>
    <style:style style:name="T17_10" style:family="text">
      <style:text-properties fo:background-color="#ffffff" fo:color="#222222"/>
    </style:style>
    <style:style style:name="T17_11" style:family="text">
      <style:text-properties fo:background-color="#ffffff" fo:color="#222222"/>
    </style:style>
    <style:style style:name="T17_12" style:family="text">
      <style:text-properties fo:background-color="#ffffff" fo:color="#222222"/>
    </style:style>
    <style:style style:name="T17_13" style:family="text">
      <style:text-properties fo:background-color="#ffffff" fo:color="#222222"/>
    </style:style>
    <style:style style:name="T17_14" style:family="text">
      <style:text-properties fo:background-color="#ffffff" fo:color="#222222"/>
    </style:style>
    <style:style style:name="T17_15" style:family="text">
      <style:text-properties fo:background-color="#ffffff" fo:color="#222222"/>
    </style:style>
    <style:style style:name="T17_16" style:family="text">
      <style:text-properties fo:background-color="#ffffff" fo:color="#222222"/>
    </style:style>
    <style:style style:name="T17_17" style:family="text">
      <style:text-properties fo:background-color="#ffffff" fo:color="#222222"/>
    </style:style>
    <style:style style:name="T17_18" style:family="text">
      <style:text-properties fo:background-color="#ffffff" fo:color="#222222"/>
    </style:style>
    <style:style style:name="T17_19" style:family="text">
      <style:text-properties fo:background-color="#ffffff" fo:color="#222222"/>
    </style:style>
    <style:style style:name="T17_20" style:family="text">
      <style:text-properties fo:background-color="#ffffff" fo:color="#222222"/>
    </style:style>
    <style:style style:name="T17_21" style:family="text">
      <style:text-properties fo:background-color="#ffffff" fo:color="#222222"/>
    </style:style>
    <style:style style:name="T17_22" style:family="text">
      <style:text-properties fo:background-color="#ffffff" fo:color="#222222"/>
    </style:style>
    <style:style style:name="T17_23" style:family="text">
      <style:text-properties fo:background-color="#ffffff" fo:color="#222222"/>
    </style:style>
    <style:style style:name="T17_24" style:family="text">
      <style:text-properties fo:background-color="#ffffff" fo:color="#222222"/>
    </style:style>
    <style:style style:name="T17_25" style:family="text">
      <style:text-properties fo:background-color="#ffffff" fo:color="#222222"/>
    </style:style>
    <style:style style:name="T17_26" style:family="text">
      <style:text-properties fo:background-color="#ffffff" fo:color="#222222"/>
    </style:style>
    <style:style style:name="T17_27" style:family="text">
      <style:text-properties fo:background-color="#ffffff" fo:color="#222222"/>
    </style:style>
    <style:style style:name="T17_28" style:family="text">
      <style:text-properties fo:background-color="#ffffff" fo:color="#222222"/>
    </style:style>
    <style:style style:name="T17_29" style:family="text">
      <style:text-properties fo:background-color="#ffffff" fo:color="#222222"/>
    </style:style>
    <style:style style:name="T17_30" style:family="text">
      <style:text-properties fo:background-color="#ffffff" fo:color="#222222"/>
    </style:style>
    <style:style style:name="T17_31" style:family="text">
      <style:text-properties fo:background-color="#ffffff" fo:color="#222222"/>
    </style:style>
    <style:style style:name="T17_32" style:family="text">
      <style:text-properties fo:background-color="#ffffff" fo:color="#222222"/>
    </style:style>
    <style:style style:name="T17_33" style:family="text">
      <style:text-properties fo:background-color="#ffffff" fo:color="#222222"/>
    </style:style>
    <style:style style:name="T17_34" style:family="text">
      <style:text-properties fo:background-color="#ffffff" fo:color="#222222"/>
    </style:style>
    <style:style style:name="T17_35" style:family="text">
      <style:text-properties fo:background-color="#ffffff" fo:color="#222222"/>
    </style:style>
    <style:style style:name="T17_36" style:family="text">
      <style:text-properties fo:background-color="#ffffff" fo:color="#222222"/>
    </style:style>
    <style:style style:name="T17_37" style:family="text">
      <style:text-properties fo:background-color="#ffffff" fo:color="#222222"/>
    </style:style>
    <style:style style:name="T17_38" style:family="text">
      <style:text-properties fo:background-color="#ffffff" fo:color="#222222"/>
    </style:style>
    <style:style style:name="T17_39" style:family="text">
      <style:text-properties fo:background-color="#ffffff" fo:color="#222222"/>
    </style:style>
    <style:style style:name="T17_40" style:family="text">
      <style:text-properties fo:background-color="#ffffff" fo:color="#222222"/>
    </style:style>
    <style:style style:name="T17_41" style:family="text">
      <style:text-properties fo:background-color="#ffffff" fo:color="#222222"/>
    </style:style>
    <style:style style:name="T17_42" style:family="text">
      <style:text-properties fo:background-color="#ffffff" fo:color="#222222"/>
    </style:style>
    <style:style style:name="T17_43" style:family="text">
      <style:text-properties fo:background-color="#ffffff" fo:color="#222222"/>
    </style:style>
    <style:style style:name="T17_44" style:family="text">
      <style:text-properties fo:background-color="#ffffff" fo:color="#222222"/>
    </style:style>
    <style:style style:name="T17_45" style:family="text">
      <style:text-properties fo:background-color="#ffffff" fo:color="#222222"/>
    </style:style>
    <style:style style:name="T17_46" style:family="text">
      <style:text-properties fo:background-color="#ffffff" fo:color="#222222"/>
    </style:style>
    <style:style style:name="T17_47" style:family="text">
      <style:text-properties fo:background-color="#ffffff" fo:color="#222222"/>
    </style:style>
    <style:style style:name="T17_48" style:family="text">
      <style:text-properties fo:background-color="#ffffff" fo:color="#222222"/>
    </style:style>
    <style:style style:name="T17_49" style:family="text">
      <style:text-properties fo:background-color="#ffffff" fo:color="#222222"/>
    </style:style>
    <style:style style:name="T17_50" style:family="text">
      <style:text-properties fo:background-color="#ffffff" fo:color="#222222"/>
    </style:style>
    <style:style style:name="T17_51" style:family="text">
      <style:text-properties fo:background-color="#ffffff" fo:color="#222222"/>
    </style:style>
    <style:style style:name="T17_52" style:family="text">
      <style:text-properties fo:background-color="#ffffff" fo:color="#222222"/>
    </style:style>
    <style:style style:name="T17_53" style:family="text">
      <style:text-properties fo:background-color="#ffffff" fo:color="#222222"/>
    </style:style>
    <style:style style:name="T17_54" style:family="text">
      <style:text-properties fo:background-color="#ffffff" fo:color="#222222"/>
    </style:style>
    <style:style style:name="T17_55" style:family="text">
      <style:text-properties fo:background-color="#ffffff" fo:color="#222222"/>
    </style:style>
    <style:style style:name="T17_56" style:family="text">
      <style:text-properties fo:background-color="#ffffff" fo:color="#222222"/>
    </style:style>
    <style:style style:name="T17_57" style:family="text">
      <style:text-properties fo:background-color="#ffffff" fo:color="#222222"/>
    </style:style>
    <style:style style:name="T17_58" style:family="text">
      <style:text-properties fo:background-color="#ffffff" fo:color="#222222"/>
    </style:style>
    <style:style style:name="T17_59" style:family="text">
      <style:text-properties fo:background-color="#ffffff" fo:color="#222222"/>
    </style:style>
    <style:style style:name="T17_60" style:family="text">
      <style:text-properties fo:background-color="#ffffff" fo:color="#222222"/>
    </style:style>
    <style:style style:name="T17_61" style:family="text">
      <style:text-properties fo:background-color="#ffffff" fo:color="#222222"/>
    </style:style>
    <style:style style:name="T17_62" style:family="text">
      <style:text-properties fo:background-color="#ffffff" fo:color="#222222"/>
    </style:style>
    <style:style style:name="T17_63" style:family="text">
      <style:text-properties fo:background-color="#ffffff" fo:color="#222222"/>
    </style:style>
    <style:style style:name="T17_64" style:family="text">
      <style:text-properties fo:background-color="#ffffff" fo:color="#222222"/>
    </style:style>
    <style:style style:name="T17_65" style:family="text">
      <style:text-properties fo:background-color="#ffffff" fo:color="#222222"/>
    </style:style>
    <style:style style:name="T17_66" style:family="text">
      <style:text-properties fo:background-color="#ffffff" fo:color="#222222"/>
    </style:style>
    <style:style style:name="T17_67" style:family="text">
      <style:text-properties fo:background-color="#ffffff" fo:color="#222222"/>
    </style:style>
    <style:style style:name="T17_68" style:family="text">
      <style:text-properties fo:background-color="#ffffff" fo:color="#222222"/>
    </style:style>
    <style:style style:name="T17_69" style:family="text">
      <style:text-properties fo:background-color="#ffffff" fo:color="#222222"/>
    </style:style>
    <style:style style:name="T17_70" style:family="text">
      <style:text-properties fo:background-color="#ffffff" fo:color="#222222"/>
    </style:style>
    <style:style style:name="T17_71" style:family="text">
      <style:text-properties fo:background-color="#ffffff" fo:color="#222222"/>
    </style:style>
    <style:style style:name="T17_72" style:family="text">
      <style:text-properties fo:background-color="#ffffff" fo:color="#222222"/>
    </style:style>
    <style:style style:name="T17_73" style:family="text">
      <style:text-properties fo:background-color="#ffffff" fo:color="#222222"/>
    </style:style>
    <style:style style:name="T17_74" style:family="text">
      <style:text-properties fo:background-color="#ffffff" fo:color="#222222"/>
    </style:style>
    <style:style style:name="T17_75" style:family="text">
      <style:text-properties fo:background-color="#ffffff" fo:color="#222222"/>
    </style:style>
    <style:style style:name="T17_76" style:family="text">
      <style:text-properties fo:background-color="#ffffff" fo:color="#222222"/>
    </style:style>
    <style:style style:name="T17_77" style:family="text">
      <style:text-properties fo:background-color="#ffffff" fo:color="#222222"/>
    </style:style>
    <style:style style:name="T17_78" style:family="text">
      <style:text-properties fo:background-color="#ffffff" fo:color="#222222"/>
    </style:style>
    <style:style style:name="T17_79" style:family="text">
      <style:text-properties fo:background-color="#ffffff" fo:color="#222222"/>
    </style:style>
    <style:style style:name="T17_80" style:family="text">
      <style:text-properties fo:background-color="#ffffff" fo:color="#222222"/>
    </style:style>
    <style:style style:name="T17_81" style:family="text">
      <style:text-properties fo:background-color="#ffffff" fo:color="#222222"/>
    </style:style>
    <style:style style:name="T17_82" style:family="text">
      <style:text-properties fo:background-color="#ffffff" fo:color="#222222"/>
    </style:style>
    <style:style style:name="T17_83" style:family="text">
      <style:text-properties fo:background-color="#ffffff" fo:color="#222222"/>
    </style:style>
    <style:style style:name="T17_84" style:family="text">
      <style:text-properties fo:background-color="#ffffff" fo:color="#222222"/>
    </style:style>
    <style:style style:name="P18" style:family="paragraph" style:parent-style-name="Standard">
      <style:paragraph-properties fo:break-before="auto" fo:text-indent="1.27cm" fo:line-height="115%" style:writing-mode="lr-tb"/>
      <style:text-properties fo:background-color="#ffffff" fo:color="#222222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ffffff" fo:color="#222222" style:font-name="Times New Roman" style:font-name-asian="Times New Roman" style:font-name-complex="Times New Roman"/>
    </style:style>
    <style:style style:name="T19_2" style:family="text">
      <style:text-properties fo:background-color="#ffffff" fo:color="#222222" style:font-name="Times New Roman" style:font-name-asian="Times New Roman" style:font-name-complex="Times New Roman"/>
    </style:style>
    <style:style style:name="T19_3" style:family="text">
      <style:text-properties fo:background-color="#ffffff" fo:color="#222222" style:font-name="Times New Roman" style:font-name-asian="Times New Roman" style:font-name-complex="Times New Roman"/>
    </style:style>
    <style:style style:name="T19_4" style:family="text">
      <style:text-properties fo:background-color="#ffffff" fo:color="#222222" style:font-name="Times New Roman" style:font-name-asian="Times New Roman" style:font-name-complex="Times New Roman"/>
    </style:style>
    <style:style style:name="T19_5" style:family="text">
      <style:text-properties fo:background-color="#ffffff" fo:color="#222222" style:font-name="Times New Roman" style:font-name-asian="Times New Roman" style:font-name-complex="Times New Roman"/>
    </style:style>
    <style:style style:name="T19_6" style:family="text">
      <style:text-properties fo:background-color="#ffffff" fo:color="#222222" style:font-name="Times New Roman" style:font-name-asian="Times New Roman" style:font-name-complex="Times New Roman"/>
    </style:style>
    <style:style style:name="T19_7" style:family="text">
      <style:text-properties fo:background-color="#ffffff" fo:color="#222222" style:font-name="Times New Roman" style:font-name-asian="Times New Roman" style:font-name-complex="Times New Roman"/>
    </style:style>
    <style:style style:name="T19_8" style:family="text">
      <style:text-properties fo:background-color="#ffffff" fo:color="#222222" style:font-name="Times New Roman" style:font-name-asian="Times New Roman" style:font-name-complex="Times New Roman"/>
    </style:style>
    <style:style style:name="T19_9" style:family="text">
      <style:text-properties fo:background-color="#ffffff" fo:color="#222222" style:font-name="Times New Roman" style:font-name-asian="Times New Roman" style:font-name-complex="Times New Roman"/>
    </style:style>
    <style:style style:name="T19_10" style:family="text">
      <style:text-properties fo:background-color="#ffffff" fo:color="#222222" style:font-name="Times New Roman" style:font-name-asian="Times New Roman" style:font-name-complex="Times New Roman"/>
    </style:style>
    <style:style style:name="T19_11" style:family="text">
      <style:text-properties fo:background-color="#ffffff" fo:color="#222222" style:font-name="Times New Roman" style:font-name-asian="Times New Roman" style:font-name-complex="Times New Roman"/>
    </style:style>
    <style:style style:name="T19_12" style:family="text">
      <style:text-properties fo:background-color="#ffffff" fo:color="#222222" style:font-name="Times New Roman" style:font-name-asian="Times New Roman" style:font-name-complex="Times New Roman"/>
    </style:style>
    <style:style style:name="T19_13" style:family="text">
      <style:text-properties fo:background-color="#ffffff" fo:color="#222222" style:font-name="Times New Roman" style:font-name-asian="Times New Roman" style:font-name-complex="Times New Roman"/>
    </style:style>
    <style:style style:name="T19_14" style:family="text">
      <style:text-properties fo:background-color="#ffffff" fo:color="#222222" style:font-name="Times New Roman" style:font-name-asian="Times New Roman" style:font-name-complex="Times New Roman"/>
    </style:style>
    <style:style style:name="T19_15" style:family="text">
      <style:text-properties fo:background-color="#ffffff" fo:color="#222222" style:font-name="Times New Roman" style:font-name-asian="Times New Roman" style:font-name-complex="Times New Roman"/>
    </style:style>
    <style:style style:name="T19_16" style:family="text">
      <style:text-properties fo:background-color="#ffffff" fo:color="#222222" style:font-name="Times New Roman" style:font-name-asian="Times New Roman" style:font-name-complex="Times New Roman"/>
    </style:style>
    <style:style style:name="T19_17" style:family="text">
      <style:text-properties fo:background-color="#ffffff" fo:color="#222222" style:font-name="Times New Roman" style:font-name-asian="Times New Roman" style:font-name-complex="Times New Roman"/>
    </style:style>
    <style:style style:name="T19_18" style:family="text">
      <style:text-properties fo:background-color="#ffffff" fo:color="#222222" style:font-name="Times New Roman" style:font-name-asian="Times New Roman" style:font-name-complex="Times New Roman"/>
    </style:style>
    <style:style style:name="T19_19" style:family="text">
      <style:text-properties fo:background-color="#ffffff" fo:color="#222222" style:font-name="Times New Roman" style:font-name-asian="Times New Roman" style:font-name-complex="Times New Roman"/>
    </style:style>
    <style:style style:name="T19_20" style:family="text">
      <style:text-properties fo:background-color="#ffffff" fo:color="#222222" style:font-name="Times New Roman" style:font-name-asian="Times New Roman" style:font-name-complex="Times New Roman"/>
    </style:style>
    <style:style style:name="T19_21" style:family="text">
      <style:text-properties fo:background-color="#ffffff" fo:color="#222222" style:font-name="Times New Roman" style:font-name-asian="Times New Roman" style:font-name-complex="Times New Roman"/>
    </style:style>
    <style:style style:name="T19_22" style:family="text">
      <style:text-properties fo:background-color="#ffffff" fo:color="#222222" style:font-name="Times New Roman" style:font-name-asian="Times New Roman" style:font-name-complex="Times New Roman"/>
    </style:style>
    <style:style style:name="T19_23" style:family="text">
      <style:text-properties fo:background-color="#ffffff" fo:color="#222222" style:font-name="Times New Roman" style:font-name-asian="Times New Roman" style:font-name-complex="Times New Roman"/>
    </style:style>
    <style:style style:name="T19_24" style:family="text">
      <style:text-properties fo:background-color="#ffffff" fo:color="#222222" style:font-name="Times New Roman" style:font-name-asian="Times New Roman" style:font-name-complex="Times New Roman"/>
    </style:style>
    <style:style style:name="T19_25" style:family="text">
      <style:text-properties fo:background-color="#ffffff" fo:color="#222222" style:font-name="Times New Roman" style:font-name-asian="Times New Roman" style:font-name-complex="Times New Roman"/>
    </style:style>
    <style:style style:name="T19_26" style:family="text">
      <style:text-properties fo:background-color="#ffffff" fo:color="#222222" style:font-name="Times New Roman" style:font-name-asian="Times New Roman" style:font-name-complex="Times New Roman"/>
    </style:style>
    <style:style style:name="T19_27" style:family="text">
      <style:text-properties fo:background-color="#ffffff" fo:color="#222222" style:font-name="Times New Roman" style:font-name-asian="Times New Roman" style:font-name-complex="Times New Roman"/>
    </style:style>
    <style:style style:name="T19_28" style:family="text">
      <style:text-properties fo:background-color="#ffffff" fo:color="#222222" style:font-name="Times New Roman" style:font-name-asian="Times New Roman" style:font-name-complex="Times New Roman"/>
    </style:style>
    <style:style style:name="T19_29" style:family="text">
      <style:text-properties fo:background-color="#ffffff" fo:color="#222222" style:font-name="Times New Roman" style:font-name-asian="Times New Roman" style:font-name-complex="Times New Roman"/>
    </style:style>
    <style:style style:name="T19_30" style:family="text">
      <style:text-properties fo:background-color="#ffffff" fo:color="#222222" style:font-name="Times New Roman" style:font-name-asian="Times New Roman" style:font-name-complex="Times New Roman"/>
    </style:style>
    <style:style style:name="T19_31" style:family="text">
      <style:text-properties fo:background-color="#ffffff" fo:color="#222222" style:font-name="Times New Roman" style:font-name-asian="Times New Roman" style:font-name-complex="Times New Roman"/>
    </style:style>
    <style:style style:name="T19_32" style:family="text">
      <style:text-properties fo:background-color="#ffffff" fo:color="#222222" style:font-name="Times New Roman" style:font-name-asian="Times New Roman" style:font-name-complex="Times New Roman"/>
    </style:style>
    <style:style style:name="T19_33" style:family="text">
      <style:text-properties fo:background-color="#ffffff" fo:color="#222222" style:font-name="Times New Roman" style:font-name-asian="Times New Roman" style:font-name-complex="Times New Roman"/>
    </style:style>
    <style:style style:name="T19_34" style:family="text">
      <style:text-properties fo:background-color="#ffffff" fo:color="#222222" style:font-name="Times New Roman" style:font-name-asian="Times New Roman" style:font-name-complex="Times New Roman"/>
    </style:style>
    <style:style style:name="T19_35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19_36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19_37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19_38" style:family="text">
      <style:text-properties fo:background-color="#ffffff" fo:color="#222222" style:font-name="Times New Roman" style:font-name-asian="Times New Roman" style:font-name-complex="Times New Roman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>
      <style:text-properties fo:background-color="#ffffff" fo:color="#1155cc" style:text-underline-style="solid" style:text-underline-color="font-color"/>
    </style:style>
    <style:style style:name="T20_3" style:family="text"/>
    <style:style style:name="T20_4" style:family="text">
      <style:text-properties fo:background-color="#ffffff" fo:color="#1155cc" style:text-underline-style="solid" style:text-underline-color="font-color"/>
    </style:style>
    <style:style style:name="T20_5" style:family="text"/>
    <style:style style:name="T20_6" style:family="text">
      <style:text-properties fo:background-color="#ffffff" fo:color="#1155cc" style:text-underline-style="solid" style:text-underline-color="font-color"/>
    </style:style>
    <style:style style:name="T20_7" style:family="text"/>
    <style:style style:name="T20_8" style:family="text">
      <style:text-properties fo:background-color="#ffffff" fo:color="#1155cc" style:text-underline-style="solid" style:text-underline-color="font-color"/>
    </style:style>
    <style:style style:name="T20_9" style:family="text"/>
    <style:style style:name="T20_10" style:family="text">
      <style:text-properties fo:background-color="#ffffff" fo:color="#1155cc" style:text-underline-style="solid" style:text-underline-color="font-color"/>
    </style:style>
    <style:style style:name="T20_11" style:family="text"/>
    <style:style style:name="T20_12" style:family="text">
      <style:text-properties fo:background-color="#ffffff" fo:color="#1155cc" style:text-underline-style="solid" style:text-underline-color="font-color"/>
    </style:style>
    <style:style style:name="T20_13" style:family="text"/>
    <style:style style:name="T20_14" style:family="text">
      <style:text-properties fo:background-color="#ffffff" fo:color="#1155cc" style:text-underline-style="solid" style:text-underline-color="font-color"/>
    </style:style>
    <style:style style:name="T20_15" style:family="text"/>
    <style:style style:name="T20_16" style:family="text">
      <style:text-properties fo:background-color="#ffffff" fo:color="#1155cc" style:text-underline-style="solid" style:text-underline-color="font-color"/>
    </style:style>
    <style:style style:name="T20_17" style:family="text"/>
    <style:style style:name="T20_18" style:family="text">
      <style:text-properties fo:background-color="#ffffff" fo:color="#1155cc" style:text-underline-style="solid" style:text-underline-color="font-color"/>
    </style:style>
    <style:style style:name="T20_19" style:family="text"/>
    <style:style style:name="T20_20" style:family="text">
      <style:text-properties fo:background-color="#ffffff" fo:color="#1155cc" style:text-underline-style="solid" style:text-underline-color="font-color"/>
    </style:style>
    <style:style style:name="T20_21" style:family="text"/>
    <style:style style:name="T20_22" style:family="text">
      <style:text-properties fo:background-color="#ffffff" fo:color="#1155cc" style:text-underline-style="solid" style:text-underline-color="font-color"/>
    </style:style>
    <style:style style:name="T20_23" style:family="text"/>
    <style:style style:name="T20_24" style:family="text">
      <style:text-properties fo:background-color="#ffffff" fo:color="#1155cc" style:text-underline-style="solid" style:text-underline-color="font-color"/>
    </style:style>
    <style:style style:name="T20_25" style:family="text"/>
    <style:style style:name="T20_26" style:family="text">
      <style:text-properties fo:background-color="#ffffff" fo:color="#1155cc" style:text-underline-style="solid" style:text-underline-color="font-color"/>
    </style:style>
    <style:style style:name="T20_27" style:family="text"/>
    <style:style style:name="T20_28" style:family="text">
      <style:text-properties fo:background-color="#ffffff" fo:color="#1155cc" style:text-underline-style="solid" style:text-underline-color="font-color"/>
    </style:style>
    <style:style style:name="T20_29" style:family="text"/>
    <style:style style:name="T20_30" style:family="text">
      <style:text-properties fo:background-color="#ffffff" fo:color="#1155cc" style:text-underline-style="solid" style:text-underline-color="font-color"/>
    </style:style>
    <style:style style:name="T20_31" style:family="text"/>
    <style:style style:name="T20_32" style:family="text">
      <style:text-properties fo:background-color="#ffffff" fo:color="#1155cc" style:text-underline-style="solid" style:text-underline-color="font-color"/>
    </style:style>
    <style:style style:name="T20_33" style:family="text"/>
    <style:style style:name="T20_34" style:family="text">
      <style:text-properties fo:background-color="#ffffff" fo:color="#1155cc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22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_5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_6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_7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_8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_9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15%" fo:margin-left="0cm" style:writing-mode="lr-tb"/>
      <style:text-properties fo:background-color="#ffffff" fo:color="#222222"/>
    </style:style>
    <style:style style:name="P25" style:family="paragraph" style:parent-style-name="Standard">
      <style:paragraph-properties fo:break-before="auto" fo:text-indent="0cm" fo:line-height="115%" fo:margin-left="0cm" style:writing-mode="lr-tb"/>
    </style:style>
    <style:style style:name="T25_1" style:family="text">
      <style:text-properties fo:background-color="#ffffff" fo:color="#222222"/>
    </style:style>
    <style:style style:name="T25_2" style:family="text">
      <style:text-properties fo:background-color="#ffffff" fo:color="#222222"/>
    </style:style>
    <style:style style:name="T25_3" style:family="text">
      <style:text-properties fo:background-color="#ffffff" fo:color="#222222"/>
    </style:style>
    <style:style style:name="T25_4" style:family="text">
      <style:text-properties fo:background-color="#ffffff" fo:color="#222222"/>
    </style:style>
    <style:style style:name="T25_5" style:family="text">
      <style:text-properties fo:background-color="#ffffff" fo:color="#222222"/>
    </style:style>
    <style:style style:name="T25_6" style:family="text">
      <style:text-properties fo:background-color="#ffffff" fo:color="#222222"/>
    </style:style>
    <style:style style:name="T25_7" style:family="text">
      <style:text-properties fo:background-color="#ffffff" fo:color="#222222"/>
    </style:style>
    <style:style style:name="T25_8" style:family="text">
      <style:text-properties fo:background-color="#ffffff" fo:color="#222222"/>
    </style:style>
    <style:style style:name="T25_9" style:family="text">
      <style:text-properties fo:background-color="#ffffff" fo:color="#222222"/>
    </style:style>
    <style:style style:name="T25_10" style:family="text">
      <style:text-properties fo:background-color="#ffffff" fo:color="#222222"/>
    </style:style>
    <style:style style:name="T25_11" style:family="text">
      <style:text-properties fo:background-color="#ffffff" fo:color="#222222"/>
    </style:style>
    <style:style style:name="T25_12" style:family="text">
      <style:text-properties fo:background-color="#ffffff" fo:color="#222222"/>
    </style:style>
    <style:style style:name="T25_13" style:family="text">
      <style:text-properties fo:background-color="#ffffff" fo:color="#222222"/>
    </style:style>
    <style:style style:name="T25_14" style:family="text">
      <style:text-properties fo:background-color="#ffffff" fo:color="#222222"/>
    </style:style>
    <style:style style:name="T25_15" style:family="text">
      <style:text-properties fo:background-color="#ffffff" fo:color="#222222"/>
    </style:style>
    <style:style style:name="T25_16" style:family="text">
      <style:text-properties fo:background-color="#ffffff" fo:color="#222222"/>
    </style:style>
    <style:style style:name="T25_17" style:family="text">
      <style:text-properties fo:background-color="#ffffff" fo:color="#222222"/>
    </style:style>
    <style:style style:name="T25_18" style:family="text">
      <style:text-properties fo:background-color="#ffffff" fo:color="#222222"/>
    </style:style>
    <style:style style:name="T25_19" style:family="text">
      <style:text-properties fo:background-color="#ffffff" fo:color="#222222"/>
    </style:style>
    <style:style style:name="T25_20" style:family="text">
      <style:text-properties fo:background-color="#ffffff" fo:color="#222222"/>
    </style:style>
    <style:style style:name="T25_21" style:family="text">
      <style:text-properties fo:background-color="#ffffff" fo:color="#222222"/>
    </style:style>
    <style:style style:name="T25_22" style:family="text">
      <style:text-properties fo:background-color="#ffffff" fo:color="#222222"/>
    </style:style>
    <style:style style:name="T25_23" style:family="text">
      <style:text-properties fo:background-color="#ffffff" fo:color="#222222"/>
    </style:style>
    <style:style style:name="T25_24" style:family="text">
      <style:text-properties fo:background-color="#ffffff" fo:color="#222222"/>
    </style:style>
    <style:style style:name="T25_25" style:family="text">
      <style:text-properties fo:background-color="#ffffff" fo:color="#222222"/>
    </style:style>
    <style:style style:name="T25_26" style:family="text">
      <style:text-properties fo:background-color="#ffffff" fo:color="#222222"/>
    </style:style>
    <style:style style:name="P26" style:family="paragraph" style:parent-style-name="Standard">
      <style:paragraph-properties fo:break-before="auto" fo:text-indent="1.27cm" fo:line-height="115%" style:writing-mode="lr-tb"/>
      <style:text-properties fo:background-color="#ffffff" fo:color="#222222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ffffff" fo:color="#222222" style:font-name="Times New Roman" style:font-name-asian="Times New Roman" style:font-name-complex="Times New Roman"/>
    </style:style>
    <style:style style:name="T27_2" style:family="text">
      <style:text-properties fo:background-color="#ffffff" fo:color="#222222" style:font-name="Times New Roman" style:font-name-asian="Times New Roman" style:font-name-complex="Times New Roman"/>
    </style:style>
    <style:style style:name="T27_3" style:family="text">
      <style:text-properties fo:background-color="#ffffff" fo:color="#222222" style:font-name="Times New Roman" style:font-name-asian="Times New Roman" style:font-name-complex="Times New Roman"/>
    </style:style>
    <style:style style:name="T27_4" style:family="text">
      <style:text-properties fo:background-color="#ffffff" fo:color="#222222" style:font-name="Times New Roman" style:font-name-asian="Times New Roman" style:font-name-complex="Times New Roman"/>
    </style:style>
    <style:style style:name="T27_5" style:family="text">
      <style:text-properties fo:background-color="#ffffff" fo:color="#222222" style:font-name="Times New Roman" style:font-name-asian="Times New Roman" style:font-name-complex="Times New Roman"/>
    </style:style>
    <style:style style:name="T27_6" style:family="text">
      <style:text-properties fo:background-color="#ffffff" fo:color="#222222" style:font-name="Times New Roman" style:font-name-asian="Times New Roman" style:font-name-complex="Times New Roman"/>
    </style:style>
    <style:style style:name="T27_7" style:family="text">
      <style:text-properties fo:background-color="#ffffff" fo:color="#222222" style:font-name="Times New Roman" style:font-name-asian="Times New Roman" style:font-name-complex="Times New Roman"/>
    </style:style>
    <style:style style:name="T27_8" style:family="text">
      <style:text-properties fo:background-color="#ffffff" fo:color="#222222" style:font-name="Times New Roman" style:font-name-asian="Times New Roman" style:font-name-complex="Times New Roman"/>
    </style:style>
    <style:style style:name="T27_9" style:family="text">
      <style:text-properties fo:background-color="#ffffff" fo:color="#222222" style:font-name="Times New Roman" style:font-name-asian="Times New Roman" style:font-name-complex="Times New Roman"/>
    </style:style>
    <style:style style:name="T27_10" style:family="text">
      <style:text-properties fo:background-color="#ffffff" fo:color="#222222" style:font-name="Times New Roman" style:font-name-asian="Times New Roman" style:font-name-complex="Times New Roman"/>
    </style:style>
    <style:style style:name="T27_11" style:family="text">
      <style:text-properties fo:background-color="#ffffff" fo:color="#222222" style:font-name="Times New Roman" style:font-name-asian="Times New Roman" style:font-name-complex="Times New Roman"/>
    </style:style>
    <style:style style:name="T27_12" style:family="text">
      <style:text-properties fo:background-color="#ffffff" fo:color="#222222" style:font-name="Times New Roman" style:font-name-asian="Times New Roman" style:font-name-complex="Times New Roman"/>
    </style:style>
    <style:style style:name="T27_13" style:family="text">
      <style:text-properties fo:background-color="#ffffff" fo:color="#222222" style:font-name="Times New Roman" style:font-name-asian="Times New Roman" style:font-name-complex="Times New Roman"/>
    </style:style>
    <style:style style:name="T27_14" style:family="text">
      <style:text-properties fo:background-color="#ffffff" fo:color="#222222" style:font-name="Times New Roman" style:font-name-asian="Times New Roman" style:font-name-complex="Times New Roman"/>
    </style:style>
    <style:style style:name="T27_15" style:family="text">
      <style:text-properties fo:background-color="#ffffff" fo:color="#222222" style:font-name="Times New Roman" style:font-name-asian="Times New Roman" style:font-name-complex="Times New Roman"/>
    </style:style>
    <style:style style:name="T27_16" style:family="text">
      <style:text-properties fo:background-color="#ffffff" fo:color="#222222" style:font-name="Times New Roman" style:font-name-asian="Times New Roman" style:font-name-complex="Times New Roman"/>
    </style:style>
    <style:style style:name="T27_17" style:family="text">
      <style:text-properties fo:background-color="#ffffff" fo:color="#222222" style:font-name="Times New Roman" style:font-name-asian="Times New Roman" style:font-name-complex="Times New Roman"/>
    </style:style>
    <style:style style:name="T27_18" style:family="text">
      <style:text-properties fo:background-color="#ffffff" fo:color="#222222" style:font-name="Times New Roman" style:font-name-asian="Times New Roman" style:font-name-complex="Times New Roman"/>
    </style:style>
    <style:style style:name="T27_19" style:family="text">
      <style:text-properties fo:background-color="#ffffff" fo:color="#222222" style:font-name="Times New Roman" style:font-name-asian="Times New Roman" style:font-name-complex="Times New Roman"/>
    </style:style>
    <style:style style:name="T27_20" style:family="text">
      <style:text-properties fo:background-color="#ffffff" fo:color="#222222" style:font-name="Times New Roman" style:font-name-asian="Times New Roman" style:font-name-complex="Times New Roman"/>
    </style:style>
    <style:style style:name="T27_21" style:family="text">
      <style:text-properties fo:background-color="#ffffff" fo:color="#222222" style:font-name="Times New Roman" style:font-name-asian="Times New Roman" style:font-name-complex="Times New Roman"/>
    </style:style>
    <style:style style:name="T27_22" style:family="text">
      <style:text-properties fo:background-color="#ffffff" fo:color="#222222" style:font-name="Times New Roman" style:font-name-asian="Times New Roman" style:font-name-complex="Times New Roman"/>
    </style:style>
    <style:style style:name="T27_23" style:family="text">
      <style:text-properties fo:background-color="#ffffff" fo:color="#222222" style:font-name="Times New Roman" style:font-name-asian="Times New Roman" style:font-name-complex="Times New Roman"/>
    </style:style>
    <style:style style:name="T27_24" style:family="text">
      <style:text-properties fo:background-color="#ffffff" fo:color="#222222" style:font-name="Times New Roman" style:font-name-asian="Times New Roman" style:font-name-complex="Times New Roman"/>
    </style:style>
    <style:style style:name="T27_25" style:family="text">
      <style:text-properties fo:background-color="#ffffff" fo:color="#222222" style:font-name="Times New Roman" style:font-name-asian="Times New Roman" style:font-name-complex="Times New Roman"/>
    </style:style>
    <style:style style:name="T27_26" style:family="text">
      <style:text-properties fo:background-color="#ffffff" fo:color="#222222" style:font-name="Times New Roman" style:font-name-asian="Times New Roman" style:font-name-complex="Times New Roman"/>
    </style:style>
    <style:style style:name="T27_27" style:family="text">
      <style:text-properties fo:background-color="#ffffff" fo:color="#222222" style:font-name="Times New Roman" style:font-name-asian="Times New Roman" style:font-name-complex="Times New Roman"/>
    </style:style>
    <style:style style:name="T27_28" style:family="text">
      <style:text-properties fo:background-color="#ffffff" fo:color="#222222" style:font-name="Times New Roman" style:font-name-asian="Times New Roman" style:font-name-complex="Times New Roman"/>
    </style:style>
    <style:style style:name="T27_29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30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31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32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33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34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35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36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37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38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39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40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41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42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43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44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45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46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47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48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49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27_50" style:family="text">
      <style:text-properties fo:background-color="#ffffff" fo:color="#222222" style:font-name="Times New Roman" style:font-name-asian="Times New Roman" style:font-name-complex="Times New Roman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>
      <style:text-properties fo:background-color="#ffffff" fo:color="#1155cc" style:text-underline-style="solid" style:text-underline-color="font-color"/>
    </style:style>
    <style:style style:name="T28_3" style:family="text"/>
    <style:style style:name="T28_4" style:family="text">
      <style:text-properties fo:background-color="#ffffff" fo:color="#1155cc" style:text-underline-style="solid" style:text-underline-color="font-color"/>
    </style:style>
    <style:style style:name="T28_5" style:family="text"/>
    <style:style style:name="T28_6" style:family="text">
      <style:text-properties fo:background-color="#ffffff" fo:color="#1155cc" style:text-underline-style="solid" style:text-underline-color="font-color"/>
    </style:style>
    <style:style style:name="T28_7" style:family="text"/>
    <style:style style:name="T28_8" style:family="text">
      <style:text-properties fo:background-color="#ffffff" fo:color="#1155cc" style:text-underline-style="solid" style:text-underline-color="font-color"/>
    </style:style>
    <style:style style:name="T28_9" style:family="text"/>
    <style:style style:name="T28_10" style:family="text">
      <style:text-properties fo:background-color="#ffffff" fo:color="#1155cc" style:text-underline-style="solid" style:text-underline-color="font-color"/>
    </style:style>
    <style:style style:name="T28_11" style:family="text"/>
    <style:style style:name="T28_12" style:family="text">
      <style:text-properties fo:background-color="#ffffff" fo:color="#1155cc" style:text-underline-style="solid" style:text-underline-color="font-color"/>
    </style:style>
    <style:style style:name="T28_13" style:family="text"/>
    <style:style style:name="T28_14" style:family="text">
      <style:text-properties fo:background-color="#ffffff" fo:color="#1155cc" style:text-underline-style="solid" style:text-underline-color="font-color"/>
    </style:style>
    <style:style style:name="T28_15" style:family="text"/>
    <style:style style:name="T28_16" style:family="text">
      <style:text-properties fo:background-color="#ffffff" fo:color="#1155cc" style:text-underline-style="solid" style:text-underline-color="font-color"/>
    </style:style>
    <style:style style:name="T28_17" style:family="text"/>
    <style:style style:name="T28_18" style:family="text">
      <style:text-properties fo:background-color="#ffffff" fo:color="#1155cc" style:text-underline-style="solid" style:text-underline-color="font-color"/>
    </style:style>
    <style:style style:name="T28_19" style:family="text"/>
    <style:style style:name="T28_20" style:family="text">
      <style:text-properties fo:background-color="#ffffff" fo:color="#1155cc" style:text-underline-style="solid" style:text-underline-color="font-color"/>
    </style:style>
    <style:style style:name="T28_21" style:family="text"/>
    <style:style style:name="T28_22" style:family="text">
      <style:text-properties fo:background-color="#ffffff" fo:color="#1155cc" style:text-underline-style="solid" style:text-underline-color="font-color"/>
    </style:style>
    <style:style style:name="T28_23" style:family="text"/>
    <style:style style:name="T28_24" style:family="text">
      <style:text-properties fo:background-color="#ffffff" fo:color="#1155cc" style:text-underline-style="solid" style:text-underline-color="font-color"/>
    </style:style>
    <style:style style:name="T28_25" style:family="text"/>
    <style:style style:name="T28_26" style:family="text">
      <style:text-properties fo:background-color="#ffffff" fo:color="#1155cc" style:text-underline-style="solid" style:text-underline-color="font-color"/>
    </style:style>
    <style:style style:name="T28_27" style:family="text"/>
    <style:style style:name="T28_28" style:family="text">
      <style:text-properties fo:background-color="#ffffff" fo:color="#1155cc" style:text-underline-style="solid" style:text-underline-color="font-color"/>
    </style:style>
    <style:style style:name="T28_29" style:family="text"/>
    <style:style style:name="T28_30" style:family="text">
      <style:text-properties fo:background-color="#ffffff" fo:color="#1155cc" style:text-underline-style="solid" style:text-underline-color="font-color"/>
    </style:style>
    <style:style style:name="T28_31" style:family="text"/>
    <style:style style:name="T28_32" style:family="text">
      <style:text-properties fo:background-color="#ffffff" fo:color="#1155cc" style:text-underline-style="solid" style:text-underline-color="font-color"/>
    </style:style>
    <style:style style:name="T28_33" style:family="text"/>
    <style:style style:name="T28_34" style:family="text">
      <style:text-properties fo:background-color="#ffffff" fo:color="#1155cc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30" style:family="paragraph" style:parent-style-name="Standard">
      <style:paragraph-properties fo:break-before="auto" fo:text-indent="0cm" fo:line-height="115%" fo:margin-left="0cm" style:writing-mode="lr-tb"/>
    </style:style>
    <style:style style:name="T30_1" style:family="text">
      <style:text-properties fo:background-color="#ffffff" fo:color="#222222"/>
    </style:style>
    <style:style style:name="T30_2" style:family="text">
      <style:text-properties fo:background-color="#ffffff" fo:color="#222222"/>
    </style:style>
    <style:style style:name="T30_3" style:family="text">
      <style:text-properties fo:background-color="#ffffff" fo:color="#222222"/>
    </style:style>
    <style:style style:name="T30_4" style:family="text">
      <style:text-properties fo:background-color="#ffffff" fo:color="#222222"/>
    </style:style>
    <style:style style:name="T30_5" style:family="text">
      <style:text-properties fo:background-color="#ffffff" fo:color="#222222"/>
    </style:style>
    <style:style style:name="T30_6" style:family="text">
      <style:text-properties fo:background-color="#ffffff" fo:color="#222222"/>
    </style:style>
    <style:style style:name="T30_7" style:family="text">
      <style:text-properties fo:background-color="#ffffff" fo:color="#222222"/>
    </style:style>
    <style:style style:name="T30_8" style:family="text">
      <style:text-properties fo:background-color="#ffffff" fo:color="#222222"/>
    </style:style>
    <style:style style:name="T30_9" style:family="text">
      <style:text-properties fo:background-color="#ffffff" fo:color="#222222"/>
    </style:style>
    <style:style style:name="T30_10" style:family="text">
      <style:text-properties fo:background-color="#ffffff" fo:color="#222222"/>
    </style:style>
    <style:style style:name="T30_11" style:family="text">
      <style:text-properties fo:background-color="#ffffff" fo:color="#222222"/>
    </style:style>
    <style:style style:name="T30_12" style:family="text">
      <style:text-properties fo:background-color="#ffffff" fo:color="#222222"/>
    </style:style>
    <style:style style:name="T30_13" style:family="text">
      <style:text-properties fo:background-color="#ffffff" fo:color="#222222"/>
    </style:style>
    <style:style style:name="T30_14" style:family="text">
      <style:text-properties fo:background-color="#ffffff" fo:color="#222222"/>
    </style:style>
    <style:style style:name="T30_15" style:family="text">
      <style:text-properties fo:background-color="#ffffff" fo:color="#222222"/>
    </style:style>
    <style:style style:name="T30_16" style:family="text">
      <style:text-properties fo:background-color="#ffffff" fo:color="#222222"/>
    </style:style>
    <style:style style:name="T30_17" style:family="text">
      <style:text-properties fo:background-color="#ffffff" fo:color="#222222"/>
    </style:style>
    <style:style style:name="T30_18" style:family="text">
      <style:text-properties fo:background-color="#ffffff" fo:color="#222222"/>
    </style:style>
    <style:style style:name="T30_19" style:family="text">
      <style:text-properties fo:background-color="#ffffff" fo:color="#222222"/>
    </style:style>
    <style:style style:name="T30_20" style:family="text">
      <style:text-properties fo:background-color="#ffffff" fo:color="#222222"/>
    </style:style>
    <style:style style:name="T30_21" style:family="text">
      <style:text-properties fo:background-color="#ffffff" fo:color="#222222"/>
    </style:style>
    <style:style style:name="T30_22" style:family="text">
      <style:text-properties fo:background-color="#ffffff" fo:color="#222222"/>
    </style:style>
    <style:style style:name="T30_23" style:family="text">
      <style:text-properties fo:background-color="#ffffff" fo:color="#222222"/>
    </style:style>
    <style:style style:name="T30_24" style:family="text">
      <style:text-properties fo:background-color="#ffffff" fo:color="#222222"/>
    </style:style>
    <style:style style:name="T30_25" style:family="text">
      <style:text-properties fo:background-color="#ffffff" fo:color="#222222"/>
    </style:style>
    <style:style style:name="T30_26" style:family="text">
      <style:text-properties fo:background-color="#ffffff" fo:color="#222222"/>
    </style:style>
    <style:style style:name="P31" style:family="paragraph" style:parent-style-name="Standard">
      <style:paragraph-properties fo:break-before="auto" fo:text-indent="1.27cm" fo:line-height="115%" style:writing-mode="lr-tb"/>
      <style:text-properties fo:background-color="#ffffff" fo:color="#222222"/>
    </style:style>
    <style:style style:name="P32" style:family="paragraph" style:parent-style-name="Standard">
      <style:paragraph-properties fo:break-before="auto" fo:text-indent="0cm" fo:line-height="115%" fo:margin-left="0cm" style:writing-mode="lr-tb"/>
    </style:style>
    <style:style style:name="T32_1" style:family="text">
      <style:text-properties fo:background-color="#ffffff" fo:color="#222222" style:font-name="Times New Roman" style:font-name-asian="Times New Roman" style:font-name-complex="Times New Roman"/>
    </style:style>
    <style:style style:name="T32_2" style:family="text">
      <style:text-properties fo:background-color="#ffffff" fo:color="#222222" style:font-name="Times New Roman" style:font-name-asian="Times New Roman" style:font-name-complex="Times New Roman"/>
    </style:style>
    <style:style style:name="T32_3" style:family="text">
      <style:text-properties fo:background-color="#ffffff" fo:color="#222222" style:font-name="Times New Roman" style:font-name-asian="Times New Roman" style:font-name-complex="Times New Roman"/>
    </style:style>
    <style:style style:name="T32_4" style:family="text">
      <style:text-properties fo:background-color="#ffffff" fo:color="#222222" style:font-name="Times New Roman" style:font-name-asian="Times New Roman" style:font-name-complex="Times New Roman"/>
    </style:style>
    <style:style style:name="T32_5" style:family="text">
      <style:text-properties fo:background-color="#ffffff" fo:color="#222222" style:font-name="Times New Roman" style:font-name-asian="Times New Roman" style:font-name-complex="Times New Roman"/>
    </style:style>
    <style:style style:name="T32_6" style:family="text">
      <style:text-properties fo:background-color="#ffffff" fo:color="#222222" style:font-name="Times New Roman" style:font-name-asian="Times New Roman" style:font-name-complex="Times New Roman"/>
    </style:style>
    <style:style style:name="T32_7" style:family="text">
      <style:text-properties fo:background-color="#ffffff" fo:color="#222222" style:font-name="Times New Roman" style:font-name-asian="Times New Roman" style:font-name-complex="Times New Roman"/>
    </style:style>
    <style:style style:name="T32_8" style:family="text">
      <style:text-properties fo:background-color="#ffffff" fo:color="#222222" style:font-name="Times New Roman" style:font-name-asian="Times New Roman" style:font-name-complex="Times New Roman"/>
    </style:style>
    <style:style style:name="T32_9" style:family="text">
      <style:text-properties fo:background-color="#ffffff" fo:color="#222222" style:font-name="Times New Roman" style:font-name-asian="Times New Roman" style:font-name-complex="Times New Roman"/>
    </style:style>
    <style:style style:name="T32_10" style:family="text">
      <style:text-properties fo:background-color="#ffffff" fo:color="#222222" style:font-name="Times New Roman" style:font-name-asian="Times New Roman" style:font-name-complex="Times New Roman"/>
    </style:style>
    <style:style style:name="T32_11" style:family="text">
      <style:text-properties fo:background-color="#ffffff" fo:color="#222222" style:font-name="Times New Roman" style:font-name-asian="Times New Roman" style:font-name-complex="Times New Roman"/>
    </style:style>
    <style:style style:name="T32_12" style:family="text">
      <style:text-properties fo:background-color="#ffffff" fo:color="#222222" style:font-name="Times New Roman" style:font-name-asian="Times New Roman" style:font-name-complex="Times New Roman"/>
    </style:style>
    <style:style style:name="T32_13" style:family="text">
      <style:text-properties fo:background-color="#ffffff" fo:color="#222222" style:font-name="Times New Roman" style:font-name-asian="Times New Roman" style:font-name-complex="Times New Roman"/>
    </style:style>
    <style:style style:name="T32_14" style:family="text">
      <style:text-properties fo:background-color="#ffffff" fo:color="#222222" style:font-name="Times New Roman" style:font-name-asian="Times New Roman" style:font-name-complex="Times New Roman"/>
    </style:style>
    <style:style style:name="T32_15" style:family="text">
      <style:text-properties fo:background-color="#ffffff" fo:color="#222222" style:font-name="Times New Roman" style:font-name-asian="Times New Roman" style:font-name-complex="Times New Roman"/>
    </style:style>
    <style:style style:name="T32_16" style:family="text">
      <style:text-properties fo:background-color="#ffffff" fo:color="#222222" style:font-name="Times New Roman" style:font-name-asian="Times New Roman" style:font-name-complex="Times New Roman"/>
    </style:style>
    <style:style style:name="T32_17" style:family="text">
      <style:text-properties fo:background-color="#ffffff" fo:color="#222222" style:font-name="Times New Roman" style:font-name-asian="Times New Roman" style:font-name-complex="Times New Roman"/>
    </style:style>
    <style:style style:name="T32_18" style:family="text">
      <style:text-properties fo:background-color="#ffffff" fo:color="#222222" style:font-name="Times New Roman" style:font-name-asian="Times New Roman" style:font-name-complex="Times New Roman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T33_11" style:family="text"/>
    <style:style style:name="T33_12" style:family="text">
      <style:text-properties fo:color="#1155cc" style:text-underline-style="solid" style:text-underline-color="font-color"/>
    </style:style>
    <style:style style:name="T33_13" style:family="text"/>
    <style:style style:name="T33_14" style:family="text">
      <style:text-properties fo:color="#1155cc" style:text-underline-style="solid" style:text-underline-color="font-color"/>
    </style:style>
    <style:style style:name="T33_15" style:family="text"/>
    <style:style style:name="T33_16" style:family="text">
      <style:text-properties fo:color="#1155cc" style:text-underline-style="solid" style:text-underline-color="font-color"/>
    </style:style>
    <style:style style:name="T33_17" style:family="text"/>
    <style:style style:name="T33_18" style:family="text">
      <style:text-properties fo:color="#1155cc" style:text-underline-style="solid" style:text-underline-color="font-color"/>
    </style:style>
    <style:style style:name="T33_19" style:family="text"/>
    <style:style style:name="T33_20" style:family="text">
      <style:text-properties fo:color="#1155cc" style:text-underline-style="solid" style:text-underline-color="font-color"/>
    </style:style>
    <style:style style:name="T33_21" style:family="text"/>
    <style:style style:name="T33_22" style:family="text">
      <style:text-properties fo:color="#1155cc" style:text-underline-style="solid" style:text-underline-color="font-color"/>
    </style:style>
    <style:style style:name="T33_23" style:family="text"/>
    <style:style style:name="P34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35" style:family="paragraph" style:parent-style-name="Standard">
      <style:paragraph-properties fo:break-before="auto" fo:text-indent="0cm" fo:line-height="115%" fo:margin-left="0cm" style:writing-mode="lr-tb"/>
    </style:style>
    <style:style style:name="T35_1" style:family="text">
      <style:text-properties fo:background-color="#ffffff" fo:color="#222222"/>
    </style:style>
    <style:style style:name="T35_2" style:family="text">
      <style:text-properties fo:background-color="#ffffff" fo:color="#222222"/>
    </style:style>
    <style:style style:name="T35_3" style:family="text">
      <style:text-properties fo:background-color="#ffffff" fo:color="#222222"/>
    </style:style>
    <style:style style:name="T35_4" style:family="text">
      <style:text-properties fo:background-color="#ffffff" fo:color="#222222"/>
    </style:style>
    <style:style style:name="T35_5" style:family="text">
      <style:text-properties fo:background-color="#ffffff" fo:color="#222222"/>
    </style:style>
    <style:style style:name="T35_6" style:family="text">
      <style:text-properties fo:background-color="#ffffff" fo:color="#222222"/>
    </style:style>
    <style:style style:name="T35_7" style:family="text">
      <style:text-properties fo:background-color="#ffffff" fo:color="#222222"/>
    </style:style>
    <style:style style:name="T35_8" style:family="text">
      <style:text-properties fo:background-color="#ffffff" fo:color="#222222"/>
    </style:style>
    <style:style style:name="T35_9" style:family="text">
      <style:text-properties fo:background-color="#ffffff" fo:color="#222222"/>
    </style:style>
    <style:style style:name="T35_10" style:family="text">
      <style:text-properties fo:background-color="#ffffff" fo:color="#222222"/>
    </style:style>
    <style:style style:name="T35_11" style:family="text">
      <style:text-properties fo:background-color="#ffffff" fo:color="#222222"/>
    </style:style>
    <style:style style:name="T35_12" style:family="text">
      <style:text-properties fo:background-color="#ffffff" fo:color="#222222"/>
    </style:style>
    <style:style style:name="T35_13" style:family="text">
      <style:text-properties fo:background-color="#ffffff" fo:color="#222222"/>
    </style:style>
    <style:style style:name="T35_14" style:family="text">
      <style:text-properties fo:background-color="#ffffff" fo:color="#222222"/>
    </style:style>
    <style:style style:name="T35_15" style:family="text">
      <style:text-properties fo:background-color="#ffffff" fo:color="#222222"/>
    </style:style>
    <style:style style:name="T35_16" style:family="text">
      <style:text-properties fo:background-color="#ffffff" fo:color="#222222"/>
    </style:style>
    <style:style style:name="T35_17" style:family="text">
      <style:text-properties fo:background-color="#ffffff" fo:color="#222222"/>
    </style:style>
    <style:style style:name="T35_18" style:family="text">
      <style:text-properties fo:background-color="#ffffff" fo:color="#222222"/>
    </style:style>
    <style:style style:name="T35_19" style:family="text">
      <style:text-properties fo:background-color="#ffffff" fo:color="#222222"/>
    </style:style>
    <style:style style:name="T35_20" style:family="text">
      <style:text-properties fo:background-color="#ffffff" fo:color="#222222"/>
    </style:style>
    <style:style style:name="T35_21" style:family="text">
      <style:text-properties fo:background-color="#ffffff" fo:color="#222222"/>
    </style:style>
    <style:style style:name="T35_22" style:family="text">
      <style:text-properties fo:background-color="#ffffff" fo:color="#222222"/>
    </style:style>
    <style:style style:name="T35_23" style:family="text">
      <style:text-properties fo:background-color="#ffffff" fo:color="#222222"/>
    </style:style>
    <style:style style:name="T35_24" style:family="text">
      <style:text-properties fo:background-color="#ffffff" fo:color="#222222"/>
    </style:style>
    <style:style style:name="T35_25" style:family="text">
      <style:text-properties fo:background-color="#ffffff" fo:color="#222222"/>
    </style:style>
    <style:style style:name="T35_26" style:family="text">
      <style:text-properties fo:background-color="#ffffff" fo:color="#222222"/>
    </style:style>
    <style:style style:name="T35_27" style:family="text">
      <style:text-properties fo:background-color="#ffffff" fo:color="#222222"/>
    </style:style>
    <style:style style:name="T35_28" style:family="text">
      <style:text-properties fo:background-color="#ffffff" fo:color="#222222"/>
    </style:style>
    <style:style style:name="P36" style:family="paragraph" style:parent-style-name="Standard">
      <style:paragraph-properties fo:break-before="auto" fo:text-indent="1.27cm" fo:line-height="115%" style:writing-mode="lr-tb"/>
      <style:text-properties fo:background-color="#ffffff" fo:color="#222222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background-color="#ffffff" fo:color="#222222" style:font-name="Times New Roman" style:font-name-asian="Times New Roman" style:font-name-complex="Times New Roman"/>
    </style:style>
    <style:style style:name="T37_2" style:family="text">
      <style:text-properties fo:background-color="#ffffff" fo:color="#222222" style:font-name="Times New Roman" style:font-name-asian="Times New Roman" style:font-name-complex="Times New Roman"/>
    </style:style>
    <style:style style:name="T37_3" style:family="text">
      <style:text-properties fo:background-color="#ffffff" fo:color="#222222" style:font-name="Times New Roman" style:font-name-asian="Times New Roman" style:font-name-complex="Times New Roman"/>
    </style:style>
    <style:style style:name="T37_4" style:family="text">
      <style:text-properties fo:background-color="#ffffff" fo:color="#222222" style:font-name="Times New Roman" style:font-name-asian="Times New Roman" style:font-name-complex="Times New Roman"/>
    </style:style>
    <style:style style:name="T37_5" style:family="text">
      <style:text-properties fo:background-color="#ffffff" fo:color="#222222" style:font-name="Times New Roman" style:font-name-asian="Times New Roman" style:font-name-complex="Times New Roman"/>
    </style:style>
    <style:style style:name="T37_6" style:family="text">
      <style:text-properties fo:background-color="#ffffff" fo:color="#222222" style:font-name="Times New Roman" style:font-name-asian="Times New Roman" style:font-name-complex="Times New Roman"/>
    </style:style>
    <style:style style:name="T37_7" style:family="text">
      <style:text-properties fo:background-color="#ffffff" fo:color="#222222" style:font-name="Times New Roman" style:font-name-asian="Times New Roman" style:font-name-complex="Times New Roman"/>
    </style:style>
    <style:style style:name="T37_8" style:family="text">
      <style:text-properties fo:background-color="#ffffff" fo:color="#222222" style:font-name="Times New Roman" style:font-name-asian="Times New Roman" style:font-name-complex="Times New Roman"/>
    </style:style>
    <style:style style:name="T37_9" style:family="text">
      <style:text-properties fo:background-color="#ffffff" fo:color="#222222" style:font-name="Times New Roman" style:font-name-asian="Times New Roman" style:font-name-complex="Times New Roman"/>
    </style:style>
    <style:style style:name="T37_10" style:family="text">
      <style:text-properties fo:background-color="#ffffff" fo:color="#222222" style:font-name="Times New Roman" style:font-name-asian="Times New Roman" style:font-name-complex="Times New Roman"/>
    </style:style>
    <style:style style:name="T37_11" style:family="text">
      <style:text-properties fo:background-color="#ffffff" fo:color="#222222" style:font-name="Times New Roman" style:font-name-asian="Times New Roman" style:font-name-complex="Times New Roman"/>
    </style:style>
    <style:style style:name="T37_12" style:family="text">
      <style:text-properties fo:background-color="#ffffff" fo:color="#222222" style:font-name="Times New Roman" style:font-name-asian="Times New Roman" style:font-name-complex="Times New Roman"/>
    </style:style>
    <style:style style:name="T37_13" style:family="text">
      <style:text-properties fo:background-color="#ffffff" fo:color="#222222" style:font-name="Times New Roman" style:font-name-asian="Times New Roman" style:font-name-complex="Times New Roman"/>
    </style:style>
    <style:style style:name="T37_14" style:family="text">
      <style:text-properties fo:background-color="#ffffff" fo:color="#222222" style:font-name="Times New Roman" style:font-name-asian="Times New Roman" style:font-name-complex="Times New Roman"/>
    </style:style>
    <style:style style:name="T37_15" style:family="text">
      <style:text-properties fo:background-color="#ffffff" fo:color="#222222" style:font-name="Times New Roman" style:font-name-asian="Times New Roman" style:font-name-complex="Times New Roman"/>
    </style:style>
    <style:style style:name="T37_16" style:family="text">
      <style:text-properties fo:background-color="#ffffff" fo:color="#222222" style:font-name="Times New Roman" style:font-name-asian="Times New Roman" style:font-name-complex="Times New Roman"/>
    </style:style>
    <style:style style:name="T37_17" style:family="text">
      <style:text-properties fo:background-color="#ffffff" fo:color="#222222" style:font-name="Times New Roman" style:font-name-asian="Times New Roman" style:font-name-complex="Times New Roman"/>
    </style:style>
    <style:style style:name="T37_18" style:family="text">
      <style:text-properties fo:background-color="#ffffff" fo:color="#222222" style:font-name="Times New Roman" style:font-name-asian="Times New Roman" style:font-name-complex="Times New Roman"/>
    </style:style>
    <style:style style:name="T37_19" style:family="text">
      <style:text-properties fo:background-color="#ffffff" fo:color="#222222" style:font-name="Times New Roman" style:font-name-asian="Times New Roman" style:font-name-complex="Times New Roman"/>
    </style:style>
    <style:style style:name="T37_20" style:family="text">
      <style:text-properties fo:background-color="#ffffff" fo:color="#222222" style:font-name="Times New Roman" style:font-name-asian="Times New Roman" style:font-name-complex="Times New Roman"/>
    </style:style>
    <style:style style:name="T37_21" style:family="text">
      <style:text-properties fo:background-color="#ffffff" fo:color="#222222" style:font-name="Times New Roman" style:font-name-asian="Times New Roman" style:font-name-complex="Times New Roman"/>
    </style:style>
    <style:style style:name="T37_22" style:family="text">
      <style:text-properties fo:background-color="#ffffff" fo:color="#222222" style:font-name="Times New Roman" style:font-name-asian="Times New Roman" style:font-name-complex="Times New Roman"/>
    </style:style>
    <style:style style:name="T37_23" style:family="text">
      <style:text-properties fo:background-color="#ffffff" fo:color="#222222" style:font-name="Times New Roman" style:font-name-asian="Times New Roman" style:font-name-complex="Times New Roman"/>
    </style:style>
    <style:style style:name="T37_24" style:family="text">
      <style:text-properties fo:background-color="#ffffff" fo:color="#222222" style:font-name="Times New Roman" style:font-name-asian="Times New Roman" style:font-name-complex="Times New Roman"/>
    </style:style>
    <style:style style:name="T37_25" style:family="text">
      <style:text-properties fo:background-color="#ffffff" fo:color="#222222" style:font-name="Times New Roman" style:font-name-asian="Times New Roman" style:font-name-complex="Times New Roman"/>
    </style:style>
    <style:style style:name="T37_26" style:family="text">
      <style:text-properties fo:background-color="#ffffff" fo:color="#222222" style:font-name="Times New Roman" style:font-name-asian="Times New Roman" style:font-name-complex="Times New Roman"/>
    </style:style>
    <style:style style:name="T37_27" style:family="text">
      <style:text-properties fo:background-color="#ffffff" fo:color="#222222" style:font-name="Times New Roman" style:font-name-asian="Times New Roman" style:font-name-complex="Times New Roman"/>
    </style:style>
    <style:style style:name="T37_28" style:family="text">
      <style:text-properties fo:background-color="#ffffff" fo:color="#222222" style:font-name="Times New Roman" style:font-name-asian="Times New Roman" style:font-name-complex="Times New Roman"/>
    </style:style>
    <style:style style:name="T37_29" style:family="text">
      <style:text-properties fo:background-color="#ffffff" fo:color="#222222" style:font-name="Times New Roman" style:font-name-asian="Times New Roman" style:font-name-complex="Times New Roman"/>
    </style:style>
    <style:style style:name="T37_30" style:family="text">
      <style:text-properties fo:background-color="#ffffff" fo:color="#222222" style:font-name="Times New Roman" style:font-name-asian="Times New Roman" style:font-name-complex="Times New Roman"/>
    </style:style>
    <style:style style:name="T37_31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37_32" style:family="text">
      <style:text-properties fo:background-color="#ffffff" fo:color="#222222" style:font-name="Times New Roman" style:font-name-asian="Times New Roman" style:font-name-complex="Times New Roman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>
      <style:text-properties fo:background-color="#ffffff" fo:color="#1155cc" style:text-underline-style="solid" style:text-underline-color="font-color"/>
    </style:style>
    <style:style style:name="T38_3" style:family="text"/>
    <style:style style:name="T38_4" style:family="text">
      <style:text-properties fo:background-color="#ffffff" fo:color="#1155cc" style:text-underline-style="solid" style:text-underline-color="font-color"/>
    </style:style>
    <style:style style:name="T38_5" style:family="text"/>
    <style:style style:name="T38_6" style:family="text">
      <style:text-properties fo:background-color="#ffffff" fo:color="#1155cc" style:text-underline-style="solid" style:text-underline-color="font-color"/>
    </style:style>
    <style:style style:name="T38_7" style:family="text"/>
    <style:style style:name="T38_8" style:family="text">
      <style:text-properties fo:background-color="#ffffff" fo:color="#1155cc" style:text-underline-style="solid" style:text-underline-color="font-color"/>
    </style:style>
    <style:style style:name="T38_9" style:family="text"/>
    <style:style style:name="T38_10" style:family="text">
      <style:text-properties fo:background-color="#ffffff" fo:color="#1155cc" style:text-underline-style="solid" style:text-underline-color="font-color"/>
    </style:style>
    <style:style style:name="T38_11" style:family="text"/>
    <style:style style:name="T38_12" style:family="text">
      <style:text-properties fo:background-color="#ffffff" fo:color="#1155cc" style:text-underline-style="solid" style:text-underline-color="font-color"/>
    </style:style>
    <style:style style:name="T38_13" style:family="text"/>
    <style:style style:name="T38_14" style:family="text">
      <style:text-properties fo:background-color="#ffffff" fo:color="#1155cc" style:text-underline-style="solid" style:text-underline-color="font-color"/>
    </style:style>
    <style:style style:name="T38_15" style:family="text"/>
    <style:style style:name="T38_16" style:family="text">
      <style:text-properties fo:background-color="#ffffff" fo:color="#1155cc" style:text-underline-style="solid" style:text-underline-color="font-color"/>
    </style:style>
    <style:style style:name="T38_17" style:family="text"/>
    <style:style style:name="T38_18" style:family="text">
      <style:text-properties fo:background-color="#ffffff" fo:color="#1155cc" style:text-underline-style="solid" style:text-underline-color="font-color"/>
    </style:style>
    <style:style style:name="T38_19" style:family="text"/>
    <style:style style:name="T38_20" style:family="text">
      <style:text-properties fo:background-color="#ffffff" fo:color="#1155cc" style:text-underline-style="solid" style:text-underline-color="font-color"/>
    </style:style>
    <style:style style:name="T38_21" style:family="text"/>
    <style:style style:name="T38_22" style:family="text">
      <style:text-properties fo:background-color="#ffffff" fo:color="#1155cc" style:text-underline-style="solid" style:text-underline-color="font-color"/>
    </style:style>
    <style:style style:name="T38_23" style:family="text"/>
    <style:style style:name="T38_24" style:family="text">
      <style:text-properties fo:background-color="#ffffff" fo:color="#1155cc" style:text-underline-style="solid" style:text-underline-color="font-color"/>
    </style:style>
    <style:style style:name="T38_25" style:family="text"/>
    <style:style style:name="T38_26" style:family="text">
      <style:text-properties fo:background-color="#ffffff" fo:color="#1155cc" style:text-underline-style="solid" style:text-underline-color="font-color"/>
    </style:style>
    <style:style style:name="T38_27" style:family="text"/>
    <style:style style:name="T38_28" style:family="text">
      <style:text-properties fo:background-color="#ffffff" fo:color="#1155cc" style:text-underline-style="solid" style:text-underline-color="font-color"/>
    </style:style>
    <style:style style:name="T38_29" style:family="text"/>
    <style:style style:name="T38_30" style:family="text">
      <style:text-properties fo:background-color="#ffffff" fo:color="#1155cc" style:text-underline-style="solid" style:text-underline-color="font-color"/>
    </style:style>
    <style:style style:name="T38_31" style:family="text"/>
    <style:style style:name="T38_32" style:family="text">
      <style:text-properties fo:background-color="#ffffff" fo:color="#1155cc" style:text-underline-style="solid" style:text-underline-color="font-color"/>
    </style:style>
    <style:style style:name="T38_33" style:family="text"/>
    <style:style style:name="T38_34" style:family="text">
      <style:text-properties fo:background-color="#ffffff" fo:color="#1155cc" style:text-underline-style="solid" style:text-underline-color="font-color"/>
    </style:style>
    <style:style style:name="T38_35" style:family="text"/>
    <style:style style:name="T38_36" style:family="text">
      <style:text-properties fo:background-color="#ffffff" fo:color="#1155cc" style:text-underline-style="solid" style:text-underline-color="font-color"/>
    </style:style>
    <style:style style:name="T38_37" style:family="text"/>
    <style:style style:name="T38_38" style:family="text">
      <style:text-properties fo:background-color="#ffffff" fo:color="#1155cc" style:text-underline-style="solid" style:text-underline-color="font-color"/>
    </style:style>
    <style:style style:name="T38_39" style:family="text"/>
    <style:style style:name="T38_40" style:family="text">
      <style:text-properties fo:background-color="#ffffff" fo:color="#1155cc" style:text-underline-style="solid" style:text-underline-color="font-color"/>
    </style:style>
    <style:style style:name="T38_41" style:family="text"/>
    <style:style style:name="T38_42" style:family="text">
      <style:text-properties fo:background-color="#ffffff" fo:color="#1155cc" style:text-underline-style="solid" style:text-underline-color="font-color"/>
    </style:style>
    <style:style style:name="T38_43" style:family="text"/>
    <style:style style:name="T38_44" style:family="text">
      <style:text-properties fo:background-color="#ffffff" fo:color="#1155cc" style:text-underline-style="solid" style:text-underline-color="font-color"/>
    </style:style>
    <style:style style:name="T38_45" style:family="text"/>
    <style:style style:name="T38_46" style:family="text">
      <style:text-properties fo:background-color="#ffffff" fo:color="#1155cc" style:text-underline-style="solid" style:text-underline-color="font-color"/>
    </style:style>
    <style:style style:name="T38_47" style:family="text"/>
    <style:style style:name="T38_48" style:family="text">
      <style:text-properties fo:background-color="#ffffff" fo:color="#1155cc" style:text-underline-style="solid" style:text-underline-color="font-color"/>
    </style:style>
    <style:style style:name="T38_49" style:family="text"/>
    <style:style style:name="T38_50" style:family="text">
      <style:text-properties fo:background-color="#ffffff" fo:color="#1155cc" style:text-underline-style="solid" style:text-underline-color="font-color"/>
    </style:style>
    <style:style style:name="T38_51" style:family="text">
      <style:text-properties fo:background-color="#ffffff" fo:color="#222222"/>
    </style:style>
    <style:style style:name="P39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40" style:family="paragraph" style:parent-style-name="Standard">
      <style:paragraph-properties fo:break-before="auto" fo:text-indent="0cm" fo:line-height="115%" fo:margin-left="0cm" style:writing-mode="lr-tb"/>
    </style:style>
    <style:style style:name="T40_1" style:family="text">
      <style:text-properties fo:background-color="#ffffff" fo:color="#222222"/>
    </style:style>
    <style:style style:name="T40_2" style:family="text">
      <style:text-properties fo:background-color="#ffffff" fo:color="#222222"/>
    </style:style>
    <style:style style:name="T40_3" style:family="text">
      <style:text-properties fo:background-color="#ffffff" fo:color="#222222"/>
    </style:style>
    <style:style style:name="T40_4" style:family="text">
      <style:text-properties fo:background-color="#ffffff" fo:color="#222222"/>
    </style:style>
    <style:style style:name="T40_5" style:family="text">
      <style:text-properties fo:background-color="#ffffff" fo:color="#222222"/>
    </style:style>
    <style:style style:name="T40_6" style:family="text">
      <style:text-properties fo:background-color="#ffffff" fo:color="#222222"/>
    </style:style>
    <style:style style:name="T40_7" style:family="text">
      <style:text-properties fo:background-color="#ffffff" fo:color="#222222"/>
    </style:style>
    <style:style style:name="T40_8" style:family="text">
      <style:text-properties fo:background-color="#ffffff" fo:color="#222222"/>
    </style:style>
    <style:style style:name="T40_9" style:family="text">
      <style:text-properties fo:background-color="#ffffff" fo:color="#222222"/>
    </style:style>
    <style:style style:name="T40_10" style:family="text">
      <style:text-properties fo:background-color="#ffffff" fo:color="#222222"/>
    </style:style>
    <style:style style:name="T40_11" style:family="text">
      <style:text-properties fo:background-color="#ffffff" fo:color="#222222"/>
    </style:style>
    <style:style style:name="T40_12" style:family="text">
      <style:text-properties fo:background-color="#ffffff" fo:color="#222222"/>
    </style:style>
    <style:style style:name="T40_13" style:family="text">
      <style:text-properties fo:background-color="#ffffff" fo:color="#222222"/>
    </style:style>
    <style:style style:name="T40_14" style:family="text">
      <style:text-properties fo:background-color="#ffffff" fo:color="#222222"/>
    </style:style>
    <style:style style:name="T40_15" style:family="text">
      <style:text-properties fo:background-color="#ffffff" fo:color="#222222"/>
    </style:style>
    <style:style style:name="T40_16" style:family="text">
      <style:text-properties fo:background-color="#ffffff" fo:color="#222222"/>
    </style:style>
    <style:style style:name="T40_17" style:family="text">
      <style:text-properties fo:background-color="#ffffff" fo:color="#222222"/>
    </style:style>
    <style:style style:name="T40_18" style:family="text">
      <style:text-properties fo:background-color="#ffffff" fo:color="#222222"/>
    </style:style>
    <style:style style:name="T40_19" style:family="text">
      <style:text-properties fo:background-color="#ffffff" fo:color="#222222"/>
    </style:style>
    <style:style style:name="T40_20" style:family="text">
      <style:text-properties fo:background-color="#ffffff" fo:color="#222222"/>
    </style:style>
    <style:style style:name="T40_21" style:family="text">
      <style:text-properties fo:background-color="#ffffff" fo:color="#222222"/>
    </style:style>
    <style:style style:name="T40_22" style:family="text">
      <style:text-properties fo:background-color="#ffffff" fo:color="#222222"/>
    </style:style>
    <style:style style:name="T40_23" style:family="text">
      <style:text-properties fo:background-color="#ffffff" fo:color="#222222"/>
    </style:style>
    <style:style style:name="T40_24" style:family="text">
      <style:text-properties fo:background-color="#ffffff" fo:color="#222222"/>
    </style:style>
    <style:style style:name="T40_25" style:family="text">
      <style:text-properties fo:background-color="#ffffff" fo:color="#222222"/>
    </style:style>
    <style:style style:name="T40_26" style:family="text">
      <style:text-properties fo:background-color="#ffffff" fo:color="#222222"/>
    </style:style>
    <style:style style:name="T40_27" style:family="text">
      <style:text-properties fo:background-color="#ffffff" fo:color="#222222"/>
    </style:style>
    <style:style style:name="T40_28" style:family="text">
      <style:text-properties fo:background-color="#ffffff" fo:color="#222222"/>
    </style:style>
    <style:style style:name="T40_29" style:family="text">
      <style:text-properties fo:background-color="#ffffff" fo:color="#222222"/>
    </style:style>
    <style:style style:name="T40_30" style:family="text">
      <style:text-properties fo:background-color="#ffffff" fo:color="#222222"/>
    </style:style>
    <style:style style:name="T40_31" style:family="text">
      <style:text-properties fo:background-color="#ffffff" fo:color="#222222"/>
    </style:style>
    <style:style style:name="T40_32" style:family="text">
      <style:text-properties fo:background-color="#ffffff" fo:color="#222222"/>
    </style:style>
    <style:style style:name="T40_33" style:family="text">
      <style:text-properties fo:background-color="#ffffff" fo:color="#222222"/>
    </style:style>
    <style:style style:name="T40_34" style:family="text">
      <style:text-properties fo:background-color="#ffffff" fo:color="#222222"/>
    </style:style>
    <style:style style:name="T40_35" style:family="text">
      <style:text-properties fo:background-color="#ffffff" fo:color="#222222"/>
    </style:style>
    <style:style style:name="T40_36" style:family="text">
      <style:text-properties fo:background-color="#ffffff" fo:color="#222222"/>
    </style:style>
    <style:style style:name="T40_37" style:family="text">
      <style:text-properties fo:background-color="#ffffff" fo:color="#222222"/>
    </style:style>
    <style:style style:name="T40_38" style:family="text">
      <style:text-properties fo:background-color="#ffffff" fo:color="#222222"/>
    </style:style>
    <style:style style:name="T40_39" style:family="text">
      <style:text-properties fo:background-color="#ffffff" fo:color="#222222"/>
    </style:style>
    <style:style style:name="T40_40" style:family="text">
      <style:text-properties fo:background-color="#ffffff" fo:color="#222222"/>
    </style:style>
    <style:style style:name="T40_41" style:family="text">
      <style:text-properties fo:background-color="#ffffff" fo:color="#222222"/>
    </style:style>
    <style:style style:name="T40_42" style:family="text">
      <style:text-properties fo:background-color="#ffffff" fo:color="#222222"/>
    </style:style>
    <style:style style:name="T40_43" style:family="text">
      <style:text-properties fo:background-color="#ffffff" fo:color="#222222"/>
    </style:style>
    <style:style style:name="T40_44" style:family="text">
      <style:text-properties fo:background-color="#ffffff" fo:color="#222222"/>
    </style:style>
    <style:style style:name="T40_45" style:family="text">
      <style:text-properties fo:background-color="#ffffff" fo:color="#222222"/>
    </style:style>
    <style:style style:name="T40_46" style:family="text">
      <style:text-properties fo:background-color="#ffffff" fo:color="#222222"/>
    </style:style>
    <style:style style:name="T40_47" style:family="text">
      <style:text-properties fo:background-color="#ffffff" fo:color="#222222"/>
    </style:style>
    <style:style style:name="T40_48" style:family="text">
      <style:text-properties fo:background-color="#ffffff" fo:color="#222222"/>
    </style:style>
    <style:style style:name="T40_49" style:family="text">
      <style:text-properties fo:background-color="#ffffff" fo:color="#222222"/>
    </style:style>
    <style:style style:name="T40_50" style:family="text">
      <style:text-properties fo:background-color="#ffffff" fo:color="#222222"/>
    </style:style>
    <style:style style:name="T40_51" style:family="text">
      <style:text-properties fo:background-color="#ffffff" fo:color="#222222"/>
    </style:style>
    <style:style style:name="T40_52" style:family="text">
      <style:text-properties fo:background-color="#ffffff" fo:color="#222222"/>
    </style:style>
    <style:style style:name="T40_53" style:family="text">
      <style:text-properties fo:background-color="#ffffff" fo:color="#222222"/>
    </style:style>
    <style:style style:name="T40_54" style:family="text">
      <style:text-properties fo:background-color="#ffffff" fo:color="#222222"/>
    </style:style>
    <style:style style:name="T40_55" style:family="text">
      <style:text-properties fo:background-color="#ffffff" fo:color="#222222"/>
    </style:style>
    <style:style style:name="T40_56" style:family="text">
      <style:text-properties fo:background-color="#ffffff" fo:color="#222222"/>
    </style:style>
    <style:style style:name="T40_57" style:family="text">
      <style:text-properties fo:background-color="#ffffff" fo:color="#222222"/>
    </style:style>
    <style:style style:name="T40_58" style:family="text">
      <style:text-properties fo:background-color="#ffffff" fo:color="#222222"/>
    </style:style>
    <style:style style:name="T40_59" style:family="text">
      <style:text-properties fo:background-color="#ffffff" fo:color="#222222"/>
    </style:style>
    <style:style style:name="T40_60" style:family="text">
      <style:text-properties fo:background-color="#ffffff" fo:color="#222222"/>
    </style:style>
    <style:style style:name="T40_61" style:family="text">
      <style:text-properties fo:background-color="#ffffff" fo:color="#222222"/>
    </style:style>
    <style:style style:name="T40_62" style:family="text">
      <style:text-properties fo:background-color="#ffffff" fo:color="#222222"/>
    </style:style>
    <style:style style:name="T40_63" style:family="text">
      <style:text-properties fo:background-color="#ffffff" fo:color="#222222"/>
    </style:style>
    <style:style style:name="T40_64" style:family="text">
      <style:text-properties fo:background-color="#ffffff" fo:color="#222222"/>
    </style:style>
    <style:style style:name="T40_65" style:family="text">
      <style:text-properties fo:background-color="#ffffff" fo:color="#222222"/>
    </style:style>
    <style:style style:name="T40_66" style:family="text">
      <style:text-properties fo:background-color="#ffffff" fo:color="#222222"/>
    </style:style>
    <style:style style:name="T40_67" style:family="text">
      <style:text-properties fo:background-color="#ffffff" fo:color="#222222"/>
    </style:style>
    <style:style style:name="T40_68" style:family="text">
      <style:text-properties fo:background-color="#ffffff" fo:color="#222222"/>
    </style:style>
    <style:style style:name="T40_69" style:family="text">
      <style:text-properties fo:background-color="#ffffff" fo:color="#222222"/>
    </style:style>
    <style:style style:name="T40_70" style:family="text">
      <style:text-properties fo:background-color="#ffffff" fo:color="#222222"/>
    </style:style>
    <style:style style:name="T40_71" style:family="text">
      <style:text-properties fo:background-color="#ffffff" fo:color="#222222"/>
    </style:style>
    <style:style style:name="T40_72" style:family="text">
      <style:text-properties fo:background-color="#ffffff" fo:color="#222222"/>
    </style:style>
    <style:style style:name="T40_73" style:family="text">
      <style:text-properties fo:background-color="#ffffff" fo:color="#222222"/>
    </style:style>
    <style:style style:name="T40_74" style:family="text">
      <style:text-properties fo:background-color="#ffffff" fo:color="#222222"/>
    </style:style>
    <style:style style:name="T40_75" style:family="text">
      <style:text-properties fo:background-color="#ffffff" fo:color="#222222"/>
    </style:style>
    <style:style style:name="T40_76" style:family="text">
      <style:text-properties fo:background-color="#ffffff" fo:color="#222222"/>
    </style:style>
    <style:style style:name="T40_77" style:family="text">
      <style:text-properties fo:background-color="#ffffff" fo:color="#222222"/>
    </style:style>
    <style:style style:name="T40_78" style:family="text">
      <style:text-properties fo:background-color="#ffffff" fo:color="#222222"/>
    </style:style>
    <style:style style:name="T40_79" style:family="text">
      <style:text-properties fo:background-color="#ffffff" fo:color="#222222"/>
    </style:style>
    <style:style style:name="T40_80" style:family="text">
      <style:text-properties fo:background-color="#ffffff" fo:color="#222222"/>
    </style:style>
    <style:style style:name="T40_81" style:family="text">
      <style:text-properties fo:background-color="#ffffff" fo:color="#222222"/>
    </style:style>
    <style:style style:name="T40_82" style:family="text">
      <style:text-properties fo:background-color="#ffffff" fo:color="#222222"/>
    </style:style>
    <style:style style:name="T40_83" style:family="text">
      <style:text-properties fo:background-color="#ffffff" fo:color="#222222"/>
    </style:style>
    <style:style style:name="T40_84" style:family="text">
      <style:text-properties fo:background-color="#ffffff" fo:color="#222222"/>
    </style:style>
    <style:style style:name="T40_85" style:family="text">
      <style:text-properties fo:background-color="#ffffff" fo:color="#222222"/>
    </style:style>
    <style:style style:name="T40_86" style:family="text">
      <style:text-properties fo:background-color="#ffffff" fo:color="#222222"/>
    </style:style>
    <style:style style:name="P41" style:family="paragraph" style:parent-style-name="Standard">
      <style:paragraph-properties fo:break-before="auto" fo:text-indent="1.27cm" fo:line-height="115%" style:writing-mode="lr-tb"/>
      <style:text-properties fo:background-color="#ffffff" fo:color="#222222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background-color="#ffffff" fo:color="#222222" style:font-name="Times New Roman" style:font-name-asian="Times New Roman" style:font-name-complex="Times New Roman"/>
    </style:style>
    <style:style style:name="T42_2" style:family="text">
      <style:text-properties fo:background-color="#ffffff" fo:color="#222222" style:font-name="Times New Roman" style:font-name-asian="Times New Roman" style:font-name-complex="Times New Roman"/>
    </style:style>
    <style:style style:name="T42_3" style:family="text">
      <style:text-properties fo:background-color="#ffffff" fo:color="#222222" style:font-name="Times New Roman" style:font-name-asian="Times New Roman" style:font-name-complex="Times New Roman"/>
    </style:style>
    <style:style style:name="T42_4" style:family="text">
      <style:text-properties fo:background-color="#ffffff" fo:color="#222222" style:font-name="Times New Roman" style:font-name-asian="Times New Roman" style:font-name-complex="Times New Roman"/>
    </style:style>
    <style:style style:name="T42_5" style:family="text">
      <style:text-properties fo:background-color="#ffffff" fo:color="#222222" style:font-name="Times New Roman" style:font-name-asian="Times New Roman" style:font-name-complex="Times New Roman"/>
    </style:style>
    <style:style style:name="T42_6" style:family="text">
      <style:text-properties fo:background-color="#ffffff" fo:color="#222222" style:font-name="Times New Roman" style:font-name-asian="Times New Roman" style:font-name-complex="Times New Roman"/>
    </style:style>
    <style:style style:name="T42_7" style:family="text">
      <style:text-properties fo:background-color="#ffffff" fo:color="#222222" style:font-name="Times New Roman" style:font-name-asian="Times New Roman" style:font-name-complex="Times New Roman"/>
    </style:style>
    <style:style style:name="T42_8" style:family="text">
      <style:text-properties fo:background-color="#ffffff" fo:color="#222222" style:font-name="Times New Roman" style:font-name-asian="Times New Roman" style:font-name-complex="Times New Roman"/>
    </style:style>
    <style:style style:name="T42_9" style:family="text">
      <style:text-properties fo:background-color="#ffffff" fo:color="#222222" style:font-name="Times New Roman" style:font-name-asian="Times New Roman" style:font-name-complex="Times New Roman"/>
    </style:style>
    <style:style style:name="T42_10" style:family="text">
      <style:text-properties fo:background-color="#ffffff" fo:color="#222222" style:font-name="Times New Roman" style:font-name-asian="Times New Roman" style:font-name-complex="Times New Roman"/>
    </style:style>
    <style:style style:name="T42_11" style:family="text">
      <style:text-properties fo:background-color="#ffffff" fo:color="#222222" style:font-name="Times New Roman" style:font-name-asian="Times New Roman" style:font-name-complex="Times New Roman"/>
    </style:style>
    <style:style style:name="T42_12" style:family="text">
      <style:text-properties fo:background-color="#ffffff" fo:color="#222222" style:font-name="Times New Roman" style:font-name-asian="Times New Roman" style:font-name-complex="Times New Roman"/>
    </style:style>
    <style:style style:name="T42_13" style:family="text">
      <style:text-properties fo:background-color="#ffffff" fo:color="#222222" style:font-name="Times New Roman" style:font-name-asian="Times New Roman" style:font-name-complex="Times New Roman"/>
    </style:style>
    <style:style style:name="T42_14" style:family="text">
      <style:text-properties fo:background-color="#ffffff" fo:color="#222222" style:font-name="Times New Roman" style:font-name-asian="Times New Roman" style:font-name-complex="Times New Roman"/>
    </style:style>
    <style:style style:name="T42_15" style:family="text">
      <style:text-properties fo:background-color="#ffffff" fo:color="#222222" style:font-name="Times New Roman" style:font-name-asian="Times New Roman" style:font-name-complex="Times New Roman"/>
    </style:style>
    <style:style style:name="T42_16" style:family="text">
      <style:text-properties fo:background-color="#ffffff" fo:color="#222222" style:font-name="Times New Roman" style:font-name-asian="Times New Roman" style:font-name-complex="Times New Roman"/>
    </style:style>
    <style:style style:name="T42_17" style:family="text">
      <style:text-properties fo:background-color="#ffffff" fo:color="#222222" style:font-name="Times New Roman" style:font-name-asian="Times New Roman" style:font-name-complex="Times New Roman"/>
    </style:style>
    <style:style style:name="T42_18" style:family="text">
      <style:text-properties fo:background-color="#ffffff" fo:color="#222222" style:font-name="Times New Roman" style:font-name-asian="Times New Roman" style:font-name-complex="Times New Roman"/>
    </style:style>
    <style:style style:name="T42_19" style:family="text">
      <style:text-properties fo:background-color="#ffffff" fo:color="#222222" style:font-name="Times New Roman" style:font-name-asian="Times New Roman" style:font-name-complex="Times New Roman"/>
    </style:style>
    <style:style style:name="T42_20" style:family="text">
      <style:text-properties fo:background-color="#ffffff" fo:color="#222222" style:font-name="Times New Roman" style:font-name-asian="Times New Roman" style:font-name-complex="Times New Roman"/>
    </style:style>
    <style:style style:name="T42_21" style:family="text">
      <style:text-properties fo:background-color="#ffffff" fo:color="#222222" style:font-name="Times New Roman" style:font-name-asian="Times New Roman" style:font-name-complex="Times New Roman"/>
    </style:style>
    <style:style style:name="T42_22" style:family="text">
      <style:text-properties fo:background-color="#ffffff" fo:color="#222222" style:font-name="Times New Roman" style:font-name-asian="Times New Roman" style:font-name-complex="Times New Roman"/>
    </style:style>
    <style:style style:name="T42_23" style:family="text">
      <style:text-properties fo:background-color="#ffffff" fo:color="#222222" style:font-name="Times New Roman" style:font-name-asian="Times New Roman" style:font-name-complex="Times New Roman"/>
    </style:style>
    <style:style style:name="T42_24" style:family="text">
      <style:text-properties fo:background-color="#ffffff" fo:color="#222222" style:font-name="Times New Roman" style:font-name-asian="Times New Roman" style:font-name-complex="Times New Roman"/>
    </style:style>
    <style:style style:name="T42_25" style:family="text">
      <style:text-properties fo:background-color="#ffffff" fo:color="#222222" style:font-name="Times New Roman" style:font-name-asian="Times New Roman" style:font-name-complex="Times New Roman"/>
    </style:style>
    <style:style style:name="T42_26" style:family="text">
      <style:text-properties fo:background-color="#ffffff" fo:color="#222222" style:font-name="Times New Roman" style:font-name-asian="Times New Roman" style:font-name-complex="Times New Roman"/>
    </style:style>
    <style:style style:name="T42_27" style:family="text">
      <style:text-properties fo:background-color="#ffffff" fo:color="#222222" style:font-name="Times New Roman" style:font-name-asian="Times New Roman" style:font-name-complex="Times New Roman"/>
    </style:style>
    <style:style style:name="T42_28" style:family="text">
      <style:text-properties fo:background-color="#ffffff" fo:color="#222222" style:font-name="Times New Roman" style:font-name-asian="Times New Roman" style:font-name-complex="Times New Roman"/>
    </style:style>
    <style:style style:name="T42_29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42_30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42_31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42_32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42_33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42_34" style:family="text">
      <style:text-properties fo:background-color="#ffffff" fo:font-style="italic" style:font-style-asian="italic" style:font-style-complex="italic" fo:color="#222222" style:font-name="Times New Roman" style:font-name-asian="Times New Roman" style:font-name-complex="Times New Roman"/>
    </style:style>
    <style:style style:name="T42_35" style:family="text">
      <style:text-properties fo:background-color="#ffffff" fo:color="#222222" style:font-name="Times New Roman" style:font-name-asian="Times New Roman" style:font-name-complex="Times New Roman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>
      <style:text-properties fo:background-color="#ffffff" fo:color="#1155cc" style:text-underline-style="solid" style:text-underline-color="font-color"/>
    </style:style>
    <style:style style:name="T43_3" style:family="text"/>
    <style:style style:name="T43_4" style:family="text">
      <style:text-properties fo:background-color="#ffffff" fo:color="#1155cc" style:text-underline-style="solid" style:text-underline-color="font-color"/>
    </style:style>
    <style:style style:name="T43_5" style:family="text"/>
    <style:style style:name="T43_6" style:family="text">
      <style:text-properties fo:background-color="#ffffff" fo:color="#1155cc" style:text-underline-style="solid" style:text-underline-color="font-color"/>
    </style:style>
    <style:style style:name="T43_7" style:family="text"/>
    <style:style style:name="T43_8" style:family="text">
      <style:text-properties fo:background-color="#ffffff" fo:color="#1155cc" style:text-underline-style="solid" style:text-underline-color="font-color"/>
    </style:style>
    <style:style style:name="T43_9" style:family="text"/>
    <style:style style:name="T43_10" style:family="text">
      <style:text-properties fo:background-color="#ffffff" fo:color="#1155cc" style:text-underline-style="solid" style:text-underline-color="font-color"/>
    </style:style>
    <style:style style:name="T43_11" style:family="text"/>
    <style:style style:name="T43_12" style:family="text">
      <style:text-properties fo:background-color="#ffffff" fo:color="#1155cc" style:text-underline-style="solid" style:text-underline-color="font-color"/>
    </style:style>
    <style:style style:name="T43_13" style:family="text"/>
    <style:style style:name="T43_14" style:family="text">
      <style:text-properties fo:background-color="#ffffff" fo:color="#1155cc" style:text-underline-style="solid" style:text-underline-color="font-color"/>
    </style:style>
    <style:style style:name="T43_15" style:family="text"/>
    <style:style style:name="T43_16" style:family="text">
      <style:text-properties fo:background-color="#ffffff" fo:color="#1155cc" style:text-underline-style="solid" style:text-underline-color="font-color"/>
    </style:style>
    <style:style style:name="T43_17" style:family="text">
      <style:text-properties fo:background-color="#ffffff" fo:color="#222222"/>
    </style:style>
    <style:style style:name="P4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Furthering</text:span><text:span text:style-name="T1_2"><text:s/></text:span><text:span text:style-name="T1_3">Your</text:span><text:span text:style-name="T1_4"><text:s/></text:span><text:span text:style-name="T1_5">Deep</text:span><text:span text:style-name="T1_6"><text:s/></text:span><text:span text:style-name="T1_7">Belief</text:span><text:span text:style-name="T1_8"><text:s/></text:span><text:span text:style-name="T1_9">Network</text:span><text:span text:style-name="T1_10"><text:s/></text:span><text:span text:style-name="T1_11">Education</text:span><text:span text:style-name="T1_12">:</text:span></text:p>
      <text:p text:style-name="P2"><text:span text:style-name="T2_1"><text:s/></text:span><text:span text:style-name="T2_2">Pointers</text:span><text:span text:style-name="T2_3"><text:s/></text:span><text:span text:style-name="T2_4">to</text:span><text:span text:style-name="T2_5"><text:s/></text:span><text:span text:style-name="T2_6">Relevant</text:span><text:span text:style-name="T2_7"><text:s/></text:span><text:span text:style-name="T2_8">Documents</text:span></text:p>
      <text:p text:style-name="P3"/>
      <text:p text:style-name="P4"><text:span text:style-name="T4_1">Malcolm</text:span><text:span text:style-name="T4_2"><text:s/></text:span><text:span text:style-name="T4_3">Greaves</text:span></text:p>
      <text:p text:style-name="P5"><text:span text:style-name="T5_1">Dan</text:span><text:span text:style-name="T5_2"><text:s/></text:span><text:span text:style-name="T5_3">Howarth</text:span></text:p>
      <text:p text:style-name="P6"><text:span text:style-name="T6_1">Ziyi</text:span><text:span text:style-name="T6_2"><text:s/></text:span><text:span text:style-name="T6_3">Zhu</text:span></text:p>
      <text:p text:style-name="P7"/>
      <text:p text:style-name="P8"><text:span text:style-name="T8_1">Extended</text:span><text:span text:style-name="T8_2"><text:s/></text:span><text:span text:style-name="T8_3">General</text:span><text:span text:style-name="T8_4"><text:s/></text:span><text:span text:style-name="T8_5">Knowledge</text:span><text:span text:style-name="T8_6"><text:s/></text:span><text:span text:style-name="T8_7">About</text:span><text:span text:style-name="T8_8"><text:s/></text:span><text:span text:style-name="T8_9">Deep</text:span><text:span text:style-name="T8_10"><text:s/></text:span><text:span text:style-name="T8_11">Belief</text:span><text:span text:style-name="T8_12"><text:s/></text:span><text:span text:style-name="T8_13">Networks</text:span></text:p>
      <text:p text:style-name="P9"/>
      <text:p text:style-name="P10"><text:span text:style-name="T10_1">The</text:span><text:span text:style-name="T10_2"><text:s/></text:span><text:span text:style-name="T10_3">following</text:span><text:span text:style-name="T10_4"><text:s/></text:span><text:span text:style-name="T10_5">Scholarpedia</text:span><text:span text:style-name="T10_6"><text:s/></text:span><text:span text:style-name="T10_7">article</text:span><text:span text:style-name="T10_8"><text:s/></text:span><text:span text:style-name="T10_9">is</text:span><text:span text:style-name="T10_10"><text:s/></text:span><text:span text:style-name="T10_11">written</text:span><text:span text:style-name="T10_12"><text:s/></text:span><text:span text:style-name="T10_13">by</text:span><text:span text:style-name="T10_14"><text:s/></text:span><text:span text:style-name="T10_15">the</text:span><text:span text:style-name="T10_16"><text:s/></text:span><text:span text:style-name="T10_17">creator</text:span><text:span text:style-name="T10_18"><text:s/></text:span><text:span text:style-name="T10_19">of</text:span><text:span text:style-name="T10_20"><text:s/></text:span><text:span text:style-name="T10_21">deep</text:span><text:span text:style-name="T10_22"><text:s/></text:span><text:span text:style-name="T10_23">belief</text:span><text:span text:style-name="T10_24"><text:s/></text:span><text:span text:style-name="T10_25">networks</text:span><text:span text:style-name="T10_26">,<text:s/></text:span><text:span text:style-name="T10_27">Geoffrey</text:span><text:span text:style-name="T10_28"><text:s/></text:span><text:span text:style-name="T10_29">Hinton</text:span><text:span text:style-name="T10_30">.<text:s/></text:span><text:span text:style-name="T10_31">It</text:span><text:span text:style-name="T10_32"><text:s/></text:span><text:span text:style-name="T10_33">provides</text:span><text:span text:style-name="T10_34"><text:s/></text:span><text:span text:style-name="T10_35">an</text:span><text:span text:style-name="T10_36"><text:s/></text:span><text:span text:style-name="T10_37">alternative</text:span><text:span text:style-name="T10_38"><text:s/></text:span><text:span text:style-name="T10_39">high</text:span><text:span text:style-name="T10_40">-</text:span><text:span text:style-name="T10_41">level</text:span><text:span text:style-name="T10_42"><text:s/></text:span><text:span text:style-name="T10_43">overview</text:span><text:span text:style-name="T10_44"><text:s/></text:span><text:span text:style-name="T10_45">of</text:span><text:span text:style-name="T10_46"><text:s/></text:span><text:span text:style-name="T10_47">DBNs</text:span><text:span text:style-name="T10_48">.</text:span></text:p>
      <text:p text:style-name="P11"/>
      <text:p text:style-name="P12"><text:span text:style-name="T12_1">Hinton</text:span><text:span text:style-name="T12_2">,<text:s/></text:span><text:span text:style-name="T12_3">Geoffrey</text:span><text:span text:style-name="T12_4"><text:s/></text:span><text:span text:style-name="T12_5">E</text:span><text:span text:style-name="T12_6">.<text:s/>"</text:span><text:span text:style-name="T12_7">Deep</text:span><text:span text:style-name="T12_8"><text:s/></text:span><text:span text:style-name="T12_9">belief</text:span><text:span text:style-name="T12_10"><text:s/></text:span><text:span text:style-name="T12_11">networks</text:span><text:span text:style-name="T12_12">."<text:s/></text:span><text:span text:style-name="T12_13">Scholarpedia</text:span><text:span text:style-name="T12_14"><text:s/>4.5<text:s/>(2009):<text:s/>5947.</text:span></text:p>
      <text:p text:style-name="P13"><text:span text:style-name="T13_1"><text:a xlink:type="simple" xlink:href="http://www.scholarpedia.org/article/Deep_belief_networks?pagewanted=all"><text:span text:style-name="T13_2">http</text:span></text:a></text:span><text:span text:style-name="T13_3"><text:a xlink:type="simple" xlink:href="http://www.scholarpedia.org/article/Deep_belief_networks?pagewanted=all"><text:span text:style-name="T13_4">://</text:span></text:a></text:span><text:span text:style-name="T13_5"><text:a xlink:type="simple" xlink:href="http://www.scholarpedia.org/article/Deep_belief_networks?pagewanted=all"><text:span text:style-name="T13_6">www</text:span></text:a></text:span><text:span text:style-name="T13_7"><text:a xlink:type="simple" xlink:href="http://www.scholarpedia.org/article/Deep_belief_networks?pagewanted=all"><text:span text:style-name="T13_8">.</text:span></text:a></text:span><text:span text:style-name="T13_9"><text:a xlink:type="simple" xlink:href="http://www.scholarpedia.org/article/Deep_belief_networks?pagewanted=all"><text:span text:style-name="T13_10">scholarpedia</text:span></text:a></text:span><text:span text:style-name="T13_11"><text:a xlink:type="simple" xlink:href="http://www.scholarpedia.org/article/Deep_belief_networks?pagewanted=all"><text:span text:style-name="T13_12">.</text:span></text:a></text:span><text:span text:style-name="T13_13"><text:a xlink:type="simple" xlink:href="http://www.scholarpedia.org/article/Deep_belief_networks?pagewanted=all"><text:span text:style-name="T13_14">org</text:span></text:a></text:span><text:span text:style-name="T13_15"><text:a xlink:type="simple" xlink:href="http://www.scholarpedia.org/article/Deep_belief_networks?pagewanted=all"><text:span text:style-name="T13_16">/</text:span></text:a></text:span><text:span text:style-name="T13_17"><text:a xlink:type="simple" xlink:href="http://www.scholarpedia.org/article/Deep_belief_networks?pagewanted=all"><text:span text:style-name="T13_18">article</text:span></text:a></text:span><text:span text:style-name="T13_19"><text:a xlink:type="simple" xlink:href="http://www.scholarpedia.org/article/Deep_belief_networks?pagewanted=all"><text:span text:style-name="T13_20">/</text:span></text:a></text:span><text:span text:style-name="T13_21"><text:a xlink:type="simple" xlink:href="http://www.scholarpedia.org/article/Deep_belief_networks?pagewanted=all"><text:span text:style-name="T13_22">Deep</text:span></text:a></text:span><text:span text:style-name="T13_23"><text:a xlink:type="simple" xlink:href="http://www.scholarpedia.org/article/Deep_belief_networks?pagewanted=all"><text:span text:style-name="T13_24">_</text:span></text:a></text:span><text:span text:style-name="T13_25"><text:a xlink:type="simple" xlink:href="http://www.scholarpedia.org/article/Deep_belief_networks?pagewanted=all"><text:span text:style-name="T13_26">belief</text:span></text:a></text:span><text:span text:style-name="T13_27"><text:a xlink:type="simple" xlink:href="http://www.scholarpedia.org/article/Deep_belief_networks?pagewanted=all"><text:span text:style-name="T13_28">_</text:span></text:a></text:span><text:span text:style-name="T13_29"><text:a xlink:type="simple" xlink:href="http://www.scholarpedia.org/article/Deep_belief_networks?pagewanted=all"><text:span text:style-name="T13_30">networks</text:span></text:a></text:span><text:span text:style-name="T13_31"><text:a xlink:type="simple" xlink:href="http://www.scholarpedia.org/article/Deep_belief_networks?pagewanted=all"><text:span text:style-name="T13_32">?</text:span></text:a></text:span><text:span text:style-name="T13_33"><text:a xlink:type="simple" xlink:href="http://www.scholarpedia.org/article/Deep_belief_networks?pagewanted=all"><text:span text:style-name="T13_34">pagewanted</text:span></text:a></text:span><text:span text:style-name="T13_35"><text:a xlink:type="simple" xlink:href="http://www.scholarpedia.org/article/Deep_belief_networks?pagewanted=all"><text:span text:style-name="T13_36">=</text:span></text:a></text:span><text:span text:style-name="T13_37"><text:a xlink:type="simple" xlink:href="http://www.scholarpedia.org/article/Deep_belief_networks?pagewanted=all"><text:span text:style-name="T13_38">allhttp</text:span></text:a></text:span><text:span text:style-name="T13_39"><text:a xlink:type="simple" xlink:href="http://www.scholarpedia.org/article/Deep_belief_networks?pagewanted=all"><text:span text:style-name="T13_40">://</text:span></text:a></text:span><text:span text:style-name="T13_41"><text:a xlink:type="simple" xlink:href="http://www.scholarpedia.org/article/Deep_belief_networks?pagewanted=all"><text:span text:style-name="T13_42">www</text:span></text:a></text:span><text:span text:style-name="T13_43"><text:a xlink:type="simple" xlink:href="http://www.scholarpedia.org/article/Deep_belief_networks?pagewanted=all"><text:span text:style-name="T13_44">.</text:span></text:a></text:span><text:span text:style-name="T13_45"><text:a xlink:type="simple" xlink:href="http://www.scholarpedia.org/article/Deep_belief_networks?pagewanted=all"><text:span text:style-name="T13_46">scholarpedia</text:span></text:a></text:span><text:span text:style-name="T13_47"><text:a xlink:type="simple" xlink:href="http://www.scholarpedia.org/article/Deep_belief_networks?pagewanted=all"><text:span text:style-name="T13_48">.</text:span></text:a></text:span><text:span text:style-name="T13_49"><text:a xlink:type="simple" xlink:href="http://www.scholarpedia.org/article/Deep_belief_networks?pagewanted=all"><text:span text:style-name="T13_50">org</text:span></text:a></text:span><text:span text:style-name="T13_51"><text:a xlink:type="simple" xlink:href="http://www.scholarpedia.org/article/Deep_belief_networks?pagewanted=all"><text:span text:style-name="T13_52">/</text:span></text:a></text:span><text:span text:style-name="T13_53"><text:a xlink:type="simple" xlink:href="http://www.scholarpedia.org/article/Deep_belief_networks?pagewanted=all"><text:span text:style-name="T13_54">article</text:span></text:a></text:span><text:span text:style-name="T13_55"><text:a xlink:type="simple" xlink:href="http://www.scholarpedia.org/article/Deep_belief_networks?pagewanted=all"><text:span text:style-name="T13_56">/</text:span></text:a></text:span><text:span text:style-name="T13_57"><text:a xlink:type="simple" xlink:href="http://www.scholarpedia.org/article/Deep_belief_networks?pagewanted=all"><text:span text:style-name="T13_58">Deep</text:span></text:a></text:span><text:span text:style-name="T13_59"><text:a xlink:type="simple" xlink:href="http://www.scholarpedia.org/article/Deep_belief_networks?pagewanted=all"><text:span text:style-name="T13_60">_</text:span></text:a></text:span><text:span text:style-name="T13_61"><text:a xlink:type="simple" xlink:href="http://www.scholarpedia.org/article/Deep_belief_networks?pagewanted=all"><text:span text:style-name="T13_62">belief</text:span></text:a></text:span><text:span text:style-name="T13_63"><text:a xlink:type="simple" xlink:href="http://www.scholarpedia.org/article/Deep_belief_networks?pagewanted=all"><text:span text:style-name="T13_64">_</text:span></text:a></text:span><text:span text:style-name="T13_65"><text:a xlink:type="simple" xlink:href="http://www.scholarpedia.org/article/Deep_belief_networks?pagewanted=all"><text:span text:style-name="T13_66">networks</text:span></text:a></text:span><text:span text:style-name="T13_67"><text:a xlink:type="simple" xlink:href="http://www.scholarpedia.org/article/Deep_belief_networks?pagewanted=all"><text:span text:style-name="T13_68">?</text:span></text:a></text:span><text:span text:style-name="T13_69"><text:a xlink:type="simple" xlink:href="http://www.scholarpedia.org/article/Deep_belief_networks?pagewanted=all"><text:span text:style-name="T13_70">pagewanted</text:span></text:a></text:span><text:span text:style-name="T13_71"><text:a xlink:type="simple" xlink:href="http://www.scholarpedia.org/article/Deep_belief_networks?pagewanted=all"><text:span text:style-name="T13_72">=</text:span></text:a></text:span><text:span text:style-name="T13_73"><text:a xlink:type="simple" xlink:href="http://www.scholarpedia.org/article/Deep_belief_networks?pagewanted=all"><text:span text:style-name="T13_74">all</text:span></text:a></text:span></text:p>
      <text:p text:style-name="P14"/>
      <text:p text:style-name="P15"><text:span text:style-name="T15_1">Implementation</text:span><text:span text:style-name="T15_2"><text:s/></text:span><text:span text:style-name="T15_3">Details</text:span></text:p>
      <text:p text:style-name="P16"/>
      <text:p text:style-name="P17"><text:span text:style-name="T17_1">This</text:span><text:span text:style-name="T17_2"><text:s/></text:span><text:span text:style-name="T17_3">paper</text:span><text:span text:style-name="T17_4"><text:s/></text:span><text:span text:style-name="T17_5">details</text:span><text:span text:style-name="T17_6"><text:s/></text:span><text:span text:style-name="T17_7">a</text:span><text:span text:style-name="T17_8"><text:s/></text:span><text:span text:style-name="T17_9">fast</text:span><text:span text:style-name="T17_10">,<text:s/></text:span><text:span text:style-name="T17_11">greedy</text:span><text:span text:style-name="T17_12"><text:s/></text:span><text:span text:style-name="T17_13">algorithm</text:span><text:span text:style-name="T17_14"><text:s/></text:span><text:span text:style-name="T17_15">for</text:span><text:span text:style-name="T17_16"><text:s/></text:span><text:span text:style-name="T17_17">training</text:span><text:span text:style-name="T17_18"><text:s/></text:span><text:span text:style-name="T17_19">deep</text:span><text:span text:style-name="T17_20"><text:s/></text:span><text:span text:style-name="T17_21">belief</text:span><text:span text:style-name="T17_22"><text:s/></text:span><text:span text:style-name="T17_23">networks</text:span><text:span text:style-name="T17_24">.<text:s/></text:span><text:span text:style-name="T17_25">Understanding</text:span><text:span text:style-name="T17_26"><text:s/></text:span><text:span text:style-name="T17_27">this</text:span><text:span text:style-name="T17_28"><text:s/></text:span><text:span text:style-name="T17_29">paper</text:span><text:span text:style-name="T17_30"><text:s/></text:span><text:span text:style-name="T17_31">will</text:span><text:span text:style-name="T17_32"><text:s/></text:span><text:span text:style-name="T17_33">provide</text:span><text:span text:style-name="T17_34"><text:s/></text:span><text:span text:style-name="T17_35">one</text:span><text:span text:style-name="T17_36"><text:s/></text:span><text:span text:style-name="T17_37">with</text:span><text:span text:style-name="T17_38"><text:s/></text:span><text:span text:style-name="T17_39">a</text:span><text:span text:style-name="T17_40"><text:s/></text:span><text:span text:style-name="T17_41">very</text:span><text:span text:style-name="T17_42"><text:s/></text:span><text:span text:style-name="T17_43">practical</text:span><text:span text:style-name="T17_44"><text:s/></text:span><text:span text:style-name="T17_45">set</text:span><text:span text:style-name="T17_46"><text:s/></text:span><text:span text:style-name="T17_47">of</text:span><text:span text:style-name="T17_48"><text:s/></text:span><text:span text:style-name="T17_49">knowledge</text:span><text:span text:style-name="T17_50"><text:s/></text:span><text:span text:style-name="T17_51">about</text:span><text:span text:style-name="T17_52"><text:s/></text:span><text:span text:style-name="T17_53">implementing</text:span><text:span text:style-name="T17_54"><text:s/></text:span><text:span text:style-name="T17_55">deep</text:span><text:span text:style-name="T17_56"><text:s/></text:span><text:span text:style-name="T17_57">belief</text:span><text:span text:style-name="T17_58"><text:s/></text:span><text:span text:style-name="T17_59">networks</text:span><text:span text:style-name="T17_60">.<text:s/></text:span><text:span text:style-name="T17_61">This</text:span><text:span text:style-name="T17_62"><text:s/></text:span><text:span text:style-name="T17_63">paper</text:span><text:span text:style-name="T17_64"><text:s/></text:span><text:span text:style-name="T17_65">is</text:span><text:span text:style-name="T17_66"><text:s/></text:span><text:span text:style-name="T17_67">also</text:span><text:span text:style-name="T17_68"><text:s/></text:span><text:span text:style-name="T17_69">presents</text:span><text:span text:style-name="T17_70"><text:s/></text:span><text:span text:style-name="T17_71">Professor</text:span><text:span text:style-name="T17_72"><text:s/></text:span><text:span text:style-name="T17_73">Hinton</text:span><text:span text:style-name="T17_74">’</text:span><text:span text:style-name="T17_75">s</text:span><text:span text:style-name="T17_76"><text:s/></text:span><text:span text:style-name="T17_77">original</text:span><text:span text:style-name="T17_78"><text:s/></text:span><text:span text:style-name="T17_79">ground</text:span><text:span text:style-name="T17_80"><text:s/></text:span><text:span text:style-name="T17_81">breaking</text:span><text:span text:style-name="T17_82"><text:s/></text:span><text:span text:style-name="T17_83">research</text:span><text:span text:style-name="T17_84">.</text:span></text:p>
      <text:p text:style-name="P18"/>
      <text:p text:style-name="P19"><text:span text:style-name="T19_1">Hinton</text:span><text:span text:style-name="T19_2">,<text:s/></text:span><text:span text:style-name="T19_3">Geoffrey</text:span><text:span text:style-name="T19_4"><text:s/></text:span><text:span text:style-name="T19_5">E</text:span><text:span text:style-name="T19_6">.,<text:s/></text:span><text:span text:style-name="T19_7">Simon</text:span><text:span text:style-name="T19_8"><text:s/></text:span><text:span text:style-name="T19_9">Osindero</text:span><text:span text:style-name="T19_10">,<text:s/></text:span><text:span text:style-name="T19_11">and</text:span><text:span text:style-name="T19_12"><text:s/></text:span><text:span text:style-name="T19_13">Yee</text:span><text:span text:style-name="T19_14">-</text:span><text:span text:style-name="T19_15">Whye</text:span><text:span text:style-name="T19_16"><text:s/></text:span><text:span text:style-name="T19_17">Teh</text:span><text:span text:style-name="T19_18">.<text:s/>"</text:span><text:span text:style-name="T19_19">A</text:span><text:span text:style-name="T19_20"><text:s/></text:span><text:span text:style-name="T19_21">fast</text:span><text:span text:style-name="T19_22"><text:s/></text:span><text:span text:style-name="T19_23">learning</text:span><text:span text:style-name="T19_24"><text:s/></text:span><text:span text:style-name="T19_25">algorithm</text:span><text:span text:style-name="T19_26"><text:s/></text:span><text:span text:style-name="T19_27">for</text:span><text:span text:style-name="T19_28"><text:s/></text:span><text:span text:style-name="T19_29">deep</text:span><text:span text:style-name="T19_30"><text:s/></text:span><text:span text:style-name="T19_31">belief</text:span><text:span text:style-name="T19_32"><text:s/></text:span><text:span text:style-name="T19_33">nets</text:span><text:span text:style-name="T19_34">."<text:s/></text:span><text:span text:style-name="T19_35">Neural</text:span><text:span text:style-name="T19_36"><text:s/></text:span><text:span text:style-name="T19_37">computation</text:span><text:span text:style-name="T19_38"><text:s/>18.7<text:s/>(2006):<text:s/>1527-1554.</text:span></text:p>
      <text:p text:style-name="P20"><text:span text:style-name="T20_1"><text:a xlink:type="simple" xlink:href="http://www.cs.toronto.edu/~hinton/absps/fastnc.pdf"><text:span text:style-name="T20_2">http</text:span></text:a></text:span><text:span text:style-name="T20_3"><text:a xlink:type="simple" xlink:href="http://www.cs.toronto.edu/~hinton/absps/fastnc.pdf"><text:span text:style-name="T20_4">://</text:span></text:a></text:span><text:span text:style-name="T20_5"><text:a xlink:type="simple" xlink:href="http://www.cs.toronto.edu/~hinton/absps/fastnc.pdf"><text:span text:style-name="T20_6">www</text:span></text:a></text:span><text:span text:style-name="T20_7"><text:a xlink:type="simple" xlink:href="http://www.cs.toronto.edu/~hinton/absps/fastnc.pdf"><text:span text:style-name="T20_8">.</text:span></text:a></text:span><text:span text:style-name="T20_9"><text:a xlink:type="simple" xlink:href="http://www.cs.toronto.edu/~hinton/absps/fastnc.pdf"><text:span text:style-name="T20_10">cs</text:span></text:a></text:span><text:span text:style-name="T20_11"><text:a xlink:type="simple" xlink:href="http://www.cs.toronto.edu/~hinton/absps/fastnc.pdf"><text:span text:style-name="T20_12">.</text:span></text:a></text:span><text:span text:style-name="T20_13"><text:a xlink:type="simple" xlink:href="http://www.cs.toronto.edu/~hinton/absps/fastnc.pdf"><text:span text:style-name="T20_14">toronto</text:span></text:a></text:span><text:span text:style-name="T20_15"><text:a xlink:type="simple" xlink:href="http://www.cs.toronto.edu/~hinton/absps/fastnc.pdf"><text:span text:style-name="T20_16">.</text:span></text:a></text:span><text:span text:style-name="T20_17"><text:a xlink:type="simple" xlink:href="http://www.cs.toronto.edu/~hinton/absps/fastnc.pdf"><text:span text:style-name="T20_18">edu</text:span></text:a></text:span><text:span text:style-name="T20_19"><text:a xlink:type="simple" xlink:href="http://www.cs.toronto.edu/~hinton/absps/fastnc.pdf"><text:span text:style-name="T20_20">/~</text:span></text:a></text:span><text:span text:style-name="T20_21"><text:a xlink:type="simple" xlink:href="http://www.cs.toronto.edu/~hinton/absps/fastnc.pdf"><text:span text:style-name="T20_22">hinton</text:span></text:a></text:span><text:span text:style-name="T20_23"><text:a xlink:type="simple" xlink:href="http://www.cs.toronto.edu/~hinton/absps/fastnc.pdf"><text:span text:style-name="T20_24">/</text:span></text:a></text:span><text:span text:style-name="T20_25"><text:a xlink:type="simple" xlink:href="http://www.cs.toronto.edu/~hinton/absps/fastnc.pdf"><text:span text:style-name="T20_26">absps</text:span></text:a></text:span><text:span text:style-name="T20_27"><text:a xlink:type="simple" xlink:href="http://www.cs.toronto.edu/~hinton/absps/fastnc.pdf"><text:span text:style-name="T20_28">/</text:span></text:a></text:span><text:span text:style-name="T20_29"><text:a xlink:type="simple" xlink:href="http://www.cs.toronto.edu/~hinton/absps/fastnc.pdf"><text:span text:style-name="T20_30">fastnc</text:span></text:a></text:span><text:span text:style-name="T20_31"><text:a xlink:type="simple" xlink:href="http://www.cs.toronto.edu/~hinton/absps/fastnc.pdf"><text:span text:style-name="T20_32">.</text:span></text:a></text:span><text:span text:style-name="T20_33"><text:a xlink:type="simple" xlink:href="http://www.cs.toronto.edu/~hinton/absps/fastnc.pdf"><text:span text:style-name="T20_34">pdf</text:span></text:a></text:span></text:p>
      <text:p text:style-name="P21"/>
      <text:p text:style-name="P22"/>
      <text:p text:style-name="P23"><text:span text:style-name="T23_1">Applications</text:span><text:span text:style-name="T23_2"><text:s/></text:span><text:span text:style-name="T23_3">of</text:span><text:span text:style-name="T23_4"><text:s/></text:span><text:span text:style-name="T23_5">Deep</text:span><text:span text:style-name="T23_6"><text:s/></text:span><text:span text:style-name="T23_7">Belief</text:span><text:span text:style-name="T23_8"><text:s/></text:span><text:span text:style-name="T23_9">Networks</text:span></text:p>
      <text:p text:style-name="P24"/>
      <text:p text:style-name="P25"><text:span text:style-name="T25_1">Applying</text:span><text:span text:style-name="T25_2"><text:s/></text:span><text:span text:style-name="T25_3">DBNs</text:span><text:span text:style-name="T25_4"><text:s/></text:span><text:span text:style-name="T25_5">to</text:span><text:span text:style-name="T25_6"><text:s/></text:span><text:span text:style-name="T25_7">phoneme</text:span><text:span text:style-name="T25_8"><text:s/></text:span><text:span text:style-name="T25_9">recognition</text:span><text:span text:style-name="T25_10">,<text:s/></text:span><text:span text:style-name="T25_11">which</text:span><text:span text:style-name="T25_12"><text:s/></text:span><text:span text:style-name="T25_13">is</text:span><text:span text:style-name="T25_14"><text:s/></text:span><text:span text:style-name="T25_15">an</text:span><text:span text:style-name="T25_16"><text:s/></text:span><text:span text:style-name="T25_17">important</text:span><text:span text:style-name="T25_18"><text:s/></text:span><text:span text:style-name="T25_19">task</text:span><text:span text:style-name="T25_20"><text:s/></text:span><text:span text:style-name="T25_21">in</text:span><text:span text:style-name="T25_22"><text:s/></text:span><text:span text:style-name="T25_23">speech</text:span><text:span text:style-name="T25_24"><text:s/></text:span><text:span text:style-name="T25_25">recognition</text:span><text:span text:style-name="T25_26">.</text:span></text:p>
      <text:p text:style-name="P26"/>
      <text:p text:style-name="P27"><text:span text:style-name="T27_1">Mohamed</text:span><text:span text:style-name="T27_2">,<text:s/></text:span><text:span text:style-name="T27_3">Abdel</text:span><text:span text:style-name="T27_4">-</text:span><text:span text:style-name="T27_5">rahman</text:span><text:span text:style-name="T27_6">,<text:s/></text:span><text:span text:style-name="T27_7">George</text:span><text:span text:style-name="T27_8"><text:s/></text:span><text:span text:style-name="T27_9">Dahl</text:span><text:span text:style-name="T27_10">,<text:s/></text:span><text:span text:style-name="T27_11">and</text:span><text:span text:style-name="T27_12"><text:s/></text:span><text:span text:style-name="T27_13">Geoffrey</text:span><text:span text:style-name="T27_14"><text:s/></text:span><text:span text:style-name="T27_15">Hinton</text:span><text:span text:style-name="T27_16">.<text:s/>"</text:span><text:span text:style-name="T27_17">Deep</text:span><text:span text:style-name="T27_18"><text:s/></text:span><text:span text:style-name="T27_19">belief</text:span><text:span text:style-name="T27_20"><text:s/></text:span><text:span text:style-name="T27_21">networks</text:span><text:span text:style-name="T27_22"><text:s/></text:span><text:span text:style-name="T27_23">for</text:span><text:span text:style-name="T27_24"><text:s/></text:span><text:span text:style-name="T27_25">phone</text:span><text:span text:style-name="T27_26"><text:s/></text:span><text:span text:style-name="T27_27">recognition</text:span><text:span text:style-name="T27_28">."<text:s/></text:span><text:span text:style-name="T27_29">NIPS</text:span><text:span text:style-name="T27_30"><text:s/></text:span><text:span text:style-name="T27_31">Workshop</text:span><text:span text:style-name="T27_32"><text:s/></text:span><text:span text:style-name="T27_33">on</text:span><text:span text:style-name="T27_34"><text:s/></text:span><text:span text:style-name="T27_35">Deep</text:span><text:span text:style-name="T27_36"><text:s/></text:span><text:span text:style-name="T27_37">Learning</text:span><text:span text:style-name="T27_38"><text:s/></text:span><text:span text:style-name="T27_39">for</text:span><text:span text:style-name="T27_40"><text:s/></text:span><text:span text:style-name="T27_41">Speech</text:span><text:span text:style-name="T27_42"><text:s/></text:span><text:span text:style-name="T27_43">Recognition</text:span><text:span text:style-name="T27_44"><text:s/></text:span><text:span text:style-name="T27_45">and</text:span><text:span text:style-name="T27_46"><text:s/></text:span><text:span text:style-name="T27_47">Related</text:span><text:span text:style-name="T27_48"><text:s/></text:span><text:span text:style-name="T27_49">Applications</text:span><text:span text:style-name="T27_50">.<text:s/>2009.</text:span></text:p>
      <text:p text:style-name="P28"><text:span text:style-name="T28_1"><text:a xlink:type="simple" xlink:href="http://www.cs.utoronto.ca/~gdahl/papers/dbnPhoneRec.pdf"><text:span text:style-name="T28_2">http</text:span></text:a></text:span><text:span text:style-name="T28_3"><text:a xlink:type="simple" xlink:href="http://www.cs.utoronto.ca/~gdahl/papers/dbnPhoneRec.pdf"><text:span text:style-name="T28_4">://</text:span></text:a></text:span><text:span text:style-name="T28_5"><text:a xlink:type="simple" xlink:href="http://www.cs.utoronto.ca/~gdahl/papers/dbnPhoneRec.pdf"><text:span text:style-name="T28_6">www</text:span></text:a></text:span><text:span text:style-name="T28_7"><text:a xlink:type="simple" xlink:href="http://www.cs.utoronto.ca/~gdahl/papers/dbnPhoneRec.pdf"><text:span text:style-name="T28_8">.</text:span></text:a></text:span><text:span text:style-name="T28_9"><text:a xlink:type="simple" xlink:href="http://www.cs.utoronto.ca/~gdahl/papers/dbnPhoneRec.pdf"><text:span text:style-name="T28_10">cs</text:span></text:a></text:span><text:span text:style-name="T28_11"><text:a xlink:type="simple" xlink:href="http://www.cs.utoronto.ca/~gdahl/papers/dbnPhoneRec.pdf"><text:span text:style-name="T28_12">.</text:span></text:a></text:span><text:span text:style-name="T28_13"><text:a xlink:type="simple" xlink:href="http://www.cs.utoronto.ca/~gdahl/papers/dbnPhoneRec.pdf"><text:span text:style-name="T28_14">utoronto</text:span></text:a></text:span><text:span text:style-name="T28_15"><text:a xlink:type="simple" xlink:href="http://www.cs.utoronto.ca/~gdahl/papers/dbnPhoneRec.pdf"><text:span text:style-name="T28_16">.</text:span></text:a></text:span><text:span text:style-name="T28_17"><text:a xlink:type="simple" xlink:href="http://www.cs.utoronto.ca/~gdahl/papers/dbnPhoneRec.pdf"><text:span text:style-name="T28_18">ca</text:span></text:a></text:span><text:span text:style-name="T28_19"><text:a xlink:type="simple" xlink:href="http://www.cs.utoronto.ca/~gdahl/papers/dbnPhoneRec.pdf"><text:span text:style-name="T28_20">/~</text:span></text:a></text:span><text:span text:style-name="T28_21"><text:a xlink:type="simple" xlink:href="http://www.cs.utoronto.ca/~gdahl/papers/dbnPhoneRec.pdf"><text:span text:style-name="T28_22">gdahl</text:span></text:a></text:span><text:span text:style-name="T28_23"><text:a xlink:type="simple" xlink:href="http://www.cs.utoronto.ca/~gdahl/papers/dbnPhoneRec.pdf"><text:span text:style-name="T28_24">/</text:span></text:a></text:span><text:span text:style-name="T28_25"><text:a xlink:type="simple" xlink:href="http://www.cs.utoronto.ca/~gdahl/papers/dbnPhoneRec.pdf"><text:span text:style-name="T28_26">papers</text:span></text:a></text:span><text:span text:style-name="T28_27"><text:a xlink:type="simple" xlink:href="http://www.cs.utoronto.ca/~gdahl/papers/dbnPhoneRec.pdf"><text:span text:style-name="T28_28">/</text:span></text:a></text:span><text:span text:style-name="T28_29"><text:a xlink:type="simple" xlink:href="http://www.cs.utoronto.ca/~gdahl/papers/dbnPhoneRec.pdf"><text:span text:style-name="T28_30">dbnPhoneRec</text:span></text:a></text:span><text:span text:style-name="T28_31"><text:a xlink:type="simple" xlink:href="http://www.cs.utoronto.ca/~gdahl/papers/dbnPhoneRec.pdf"><text:span text:style-name="T28_32">.</text:span></text:a></text:span><text:span text:style-name="T28_33"><text:a xlink:type="simple" xlink:href="http://www.cs.utoronto.ca/~gdahl/papers/dbnPhoneRec.pdf"><text:span text:style-name="T28_34">pdf</text:span></text:a></text:span></text:p>
      <text:p text:style-name="P29"/>
      <text:p text:style-name="P30"><text:span text:style-name="T30_1">A</text:span><text:span text:style-name="T30_2"><text:s/></text:span><text:span text:style-name="T30_3">short</text:span><text:span text:style-name="T30_4"><text:s/></text:span><text:span text:style-name="T30_5">paper</text:span><text:span text:style-name="T30_6"><text:s/></text:span><text:span text:style-name="T30_7">describing</text:span><text:span text:style-name="T30_8"><text:s/></text:span><text:span text:style-name="T30_9">the</text:span><text:span text:style-name="T30_10"><text:s/></text:span><text:span text:style-name="T30_11">use</text:span><text:span text:style-name="T30_12"><text:s/></text:span><text:span text:style-name="T30_13">of</text:span><text:span text:style-name="T30_14"><text:s/></text:span><text:span text:style-name="T30_15">deep</text:span><text:span text:style-name="T30_16"><text:s/></text:span><text:span text:style-name="T30_17">belief</text:span><text:span text:style-name="T30_18"><text:s/></text:span><text:span text:style-name="T30_19">networks</text:span><text:span text:style-name="T30_20"><text:s/></text:span><text:span text:style-name="T30_21">for</text:span><text:span text:style-name="T30_22"><text:s/></text:span><text:span text:style-name="T30_23">document</text:span><text:span text:style-name="T30_24"><text:s/></text:span><text:span text:style-name="T30_25">retrieval</text:span><text:span text:style-name="T30_26">.<text:s/></text:span></text:p>
      <text:p text:style-name="P31"/>
      <text:p text:style-name="P32"><text:span text:style-name="T32_1">Salakhutdinov</text:span><text:span text:style-name="T32_2">,<text:s/></text:span><text:span text:style-name="T32_3">Ruslan</text:span><text:span text:style-name="T32_4">,<text:s/></text:span><text:span text:style-name="T32_5">and</text:span><text:span text:style-name="T32_6"><text:s/></text:span><text:span text:style-name="T32_7">G</text:span><text:span text:style-name="T32_8">.<text:s/></text:span><text:span text:style-name="T32_9">E</text:span><text:span text:style-name="T32_10">.<text:s/></text:span><text:span text:style-name="T32_11">Hinton</text:span><text:span text:style-name="T32_12">.<text:s/>"</text:span><text:span text:style-name="T32_13">Deep</text:span><text:span text:style-name="T32_14"><text:s/></text:span><text:span text:style-name="T32_15">Belief</text:span><text:span text:style-name="T32_16"><text:s/></text:span><text:span text:style-name="T32_17">Networks</text:span><text:span text:style-name="T32_18">."<text:s/>(2007).</text:span></text:p>
      <text:p text:style-name="P33"><text:span text:style-name="T33_1"><text:a xlink:type="simple" xlink:href="http://snowbird.djvuzone.org/2007/abstracts/126.pdf"><text:span text:style-name="T33_2">http</text:span></text:a></text:span><text:span text:style-name="T33_3"><text:a xlink:type="simple" xlink:href="http://snowbird.djvuzone.org/2007/abstracts/126.pdf"><text:span text:style-name="T33_4">://</text:span></text:a></text:span><text:span text:style-name="T33_5"><text:a xlink:type="simple" xlink:href="http://snowbird.djvuzone.org/2007/abstracts/126.pdf"><text:span text:style-name="T33_6">snowbird</text:span></text:a></text:span><text:span text:style-name="T33_7"><text:a xlink:type="simple" xlink:href="http://snowbird.djvuzone.org/2007/abstracts/126.pdf"><text:span text:style-name="T33_8">.</text:span></text:a></text:span><text:span text:style-name="T33_9"><text:a xlink:type="simple" xlink:href="http://snowbird.djvuzone.org/2007/abstracts/126.pdf"><text:span text:style-name="T33_10">djvuzone</text:span></text:a></text:span><text:span text:style-name="T33_11"><text:a xlink:type="simple" xlink:href="http://snowbird.djvuzone.org/2007/abstracts/126.pdf"><text:span text:style-name="T33_12">.</text:span></text:a></text:span><text:span text:style-name="T33_13"><text:a xlink:type="simple" xlink:href="http://snowbird.djvuzone.org/2007/abstracts/126.pdf"><text:span text:style-name="T33_14">org</text:span></text:a></text:span><text:span text:style-name="T33_15"><text:a xlink:type="simple" xlink:href="http://snowbird.djvuzone.org/2007/abstracts/126.pdf"><text:span text:style-name="T33_16">/2007/</text:span></text:a></text:span><text:span text:style-name="T33_17"><text:a xlink:type="simple" xlink:href="http://snowbird.djvuzone.org/2007/abstracts/126.pdf"><text:span text:style-name="T33_18">abstracts</text:span></text:a></text:span><text:span text:style-name="T33_19"><text:a xlink:type="simple" xlink:href="http://snowbird.djvuzone.org/2007/abstracts/126.pdf"><text:span text:style-name="T33_20">/126.</text:span></text:a></text:span><text:span text:style-name="T33_21"><text:a xlink:type="simple" xlink:href="http://snowbird.djvuzone.org/2007/abstracts/126.pdf"><text:span text:style-name="T33_22">pdf</text:span></text:a></text:span><text:span text:style-name="T33_23"><text:s/></text:span></text:p>
      <text:p text:style-name="P34"/>
      <text:p text:style-name="P35"><text:span text:style-name="T35_1">This</text:span><text:span text:style-name="T35_2"><text:s/></text:span><text:span text:style-name="T35_3">paper</text:span><text:span text:style-name="T35_4"><text:s/></text:span><text:span text:style-name="T35_5">describes</text:span><text:span text:style-name="T35_6"><text:s/></text:span><text:span text:style-name="T35_7">an</text:span><text:span text:style-name="T35_8"><text:s/></text:span><text:span text:style-name="T35_9">algorithm</text:span><text:span text:style-name="T35_10"><text:s/></text:span><text:span text:style-name="T35_11">for</text:span><text:span text:style-name="T35_12"><text:s/></text:span><text:span text:style-name="T35_13">using</text:span><text:span text:style-name="T35_14"><text:s/></text:span><text:span text:style-name="T35_15">deep</text:span><text:span text:style-name="T35_16"><text:s/></text:span><text:span text:style-name="T35_17">belief</text:span><text:span text:style-name="T35_18"><text:s/></text:span><text:span text:style-name="T35_19">networks</text:span><text:span text:style-name="T35_20"><text:s/></text:span><text:span text:style-name="T35_21">to</text:span><text:span text:style-name="T35_22"><text:s/></text:span><text:span text:style-name="T35_23">perform</text:span><text:span text:style-name="T35_24"><text:s/></text:span><text:span text:style-name="T35_25">feature</text:span><text:span text:style-name="T35_26"><text:s/></text:span><text:span text:style-name="T35_27">selection</text:span><text:span text:style-name="T35_28">.</text:span></text:p>
      <text:p text:style-name="P36"/>
      <text:p text:style-name="P37"><text:span text:style-name="T37_1">Hinton</text:span><text:span text:style-name="T37_2">,<text:s/></text:span><text:span text:style-name="T37_3">Geoffrey</text:span><text:span text:style-name="T37_4"><text:s/></text:span><text:span text:style-name="T37_5">E</text:span><text:span text:style-name="T37_6">.,<text:s/></text:span><text:span text:style-name="T37_7">and</text:span><text:span text:style-name="T37_8"><text:s/></text:span><text:span text:style-name="T37_9">Ruslan</text:span><text:span text:style-name="T37_10"><text:s/></text:span><text:span text:style-name="T37_11">R</text:span><text:span text:style-name="T37_12">.<text:s/></text:span><text:span text:style-name="T37_13">Salakhutdinov</text:span><text:span text:style-name="T37_14">.<text:s/>"</text:span><text:span text:style-name="T37_15">Reducing</text:span><text:span text:style-name="T37_16"><text:s/></text:span><text:span text:style-name="T37_17">the</text:span><text:span text:style-name="T37_18"><text:s/></text:span><text:span text:style-name="T37_19">dimensionality</text:span><text:span text:style-name="T37_20"><text:s/></text:span><text:span text:style-name="T37_21">of</text:span><text:span text:style-name="T37_22"><text:s/></text:span><text:span text:style-name="T37_23">data</text:span><text:span text:style-name="T37_24"><text:s/></text:span><text:span text:style-name="T37_25">with</text:span><text:span text:style-name="T37_26"><text:s/></text:span><text:span text:style-name="T37_27">neural</text:span><text:span text:style-name="T37_28"><text:s/></text:span><text:span text:style-name="T37_29">networks</text:span><text:span text:style-name="T37_30">."<text:s/></text:span><text:span text:style-name="T37_31">Science</text:span><text:span text:style-name="T37_32"><text:s/>313.5786<text:s/>(2006):<text:s/>504-507.</text:span></text:p>
      <text:p text:style-name="P38"><text:span text:style-name="T38_1"><text:a xlink:type="simple" xlink:href="http://www.lsv.uni-saarland.de/Seminar/ML_for_NLP_SS12/HinSal06.pdf"><text:span text:style-name="T38_2">http</text:span></text:a></text:span><text:span text:style-name="T38_3"><text:a xlink:type="simple" xlink:href="http://www.lsv.uni-saarland.de/Seminar/ML_for_NLP_SS12/HinSal06.pdf"><text:span text:style-name="T38_4">://</text:span></text:a></text:span><text:span text:style-name="T38_5"><text:a xlink:type="simple" xlink:href="http://www.lsv.uni-saarland.de/Seminar/ML_for_NLP_SS12/HinSal06.pdf"><text:span text:style-name="T38_6">www</text:span></text:a></text:span><text:span text:style-name="T38_7"><text:a xlink:type="simple" xlink:href="http://www.lsv.uni-saarland.de/Seminar/ML_for_NLP_SS12/HinSal06.pdf"><text:span text:style-name="T38_8">.</text:span></text:a></text:span><text:span text:style-name="T38_9"><text:a xlink:type="simple" xlink:href="http://www.lsv.uni-saarland.de/Seminar/ML_for_NLP_SS12/HinSal06.pdf"><text:span text:style-name="T38_10">lsv</text:span></text:a></text:span><text:span text:style-name="T38_11"><text:a xlink:type="simple" xlink:href="http://www.lsv.uni-saarland.de/Seminar/ML_for_NLP_SS12/HinSal06.pdf"><text:span text:style-name="T38_12">.</text:span></text:a></text:span><text:span text:style-name="T38_13"><text:a xlink:type="simple" xlink:href="http://www.lsv.uni-saarland.de/Seminar/ML_for_NLP_SS12/HinSal06.pdf"><text:span text:style-name="T38_14">uni</text:span></text:a></text:span><text:span text:style-name="T38_15"><text:a xlink:type="simple" xlink:href="http://www.lsv.uni-saarland.de/Seminar/ML_for_NLP_SS12/HinSal06.pdf"><text:span text:style-name="T38_16">-</text:span></text:a></text:span><text:span text:style-name="T38_17"><text:a xlink:type="simple" xlink:href="http://www.lsv.uni-saarland.de/Seminar/ML_for_NLP_SS12/HinSal06.pdf"><text:span text:style-name="T38_18">saarland</text:span></text:a></text:span><text:span text:style-name="T38_19"><text:a xlink:type="simple" xlink:href="http://www.lsv.uni-saarland.de/Seminar/ML_for_NLP_SS12/HinSal06.pdf"><text:span text:style-name="T38_20">.</text:span></text:a></text:span><text:span text:style-name="T38_21"><text:a xlink:type="simple" xlink:href="http://www.lsv.uni-saarland.de/Seminar/ML_for_NLP_SS12/HinSal06.pdf"><text:span text:style-name="T38_22">de</text:span></text:a></text:span><text:span text:style-name="T38_23"><text:a xlink:type="simple" xlink:href="http://www.lsv.uni-saarland.de/Seminar/ML_for_NLP_SS12/HinSal06.pdf"><text:span text:style-name="T38_24">/</text:span></text:a></text:span><text:span text:style-name="T38_25"><text:a xlink:type="simple" xlink:href="http://www.lsv.uni-saarland.de/Seminar/ML_for_NLP_SS12/HinSal06.pdf"><text:span text:style-name="T38_26">Seminar</text:span></text:a></text:span><text:span text:style-name="T38_27"><text:a xlink:type="simple" xlink:href="http://www.lsv.uni-saarland.de/Seminar/ML_for_NLP_SS12/HinSal06.pdf"><text:span text:style-name="T38_28">/</text:span></text:a></text:span><text:span text:style-name="T38_29"><text:a xlink:type="simple" xlink:href="http://www.lsv.uni-saarland.de/Seminar/ML_for_NLP_SS12/HinSal06.pdf"><text:span text:style-name="T38_30">ML</text:span></text:a></text:span><text:span text:style-name="T38_31"><text:a xlink:type="simple" xlink:href="http://www.lsv.uni-saarland.de/Seminar/ML_for_NLP_SS12/HinSal06.pdf"><text:span text:style-name="T38_32">_</text:span></text:a></text:span><text:span text:style-name="T38_33"><text:a xlink:type="simple" xlink:href="http://www.lsv.uni-saarland.de/Seminar/ML_for_NLP_SS12/HinSal06.pdf"><text:span text:style-name="T38_34">for</text:span></text:a></text:span><text:span text:style-name="T38_35"><text:a xlink:type="simple" xlink:href="http://www.lsv.uni-saarland.de/Seminar/ML_for_NLP_SS12/HinSal06.pdf"><text:span text:style-name="T38_36">_</text:span></text:a></text:span><text:span text:style-name="T38_37"><text:a xlink:type="simple" xlink:href="http://www.lsv.uni-saarland.de/Seminar/ML_for_NLP_SS12/HinSal06.pdf"><text:span text:style-name="T38_38">NLP</text:span></text:a></text:span><text:span text:style-name="T38_39"><text:a xlink:type="simple" xlink:href="http://www.lsv.uni-saarland.de/Seminar/ML_for_NLP_SS12/HinSal06.pdf"><text:span text:style-name="T38_40">_</text:span></text:a></text:span><text:span text:style-name="T38_41"><text:a xlink:type="simple" xlink:href="http://www.lsv.uni-saarland.de/Seminar/ML_for_NLP_SS12/HinSal06.pdf"><text:span text:style-name="T38_42">SS</text:span></text:a></text:span><text:span text:style-name="T38_43"><text:a xlink:type="simple" xlink:href="http://www.lsv.uni-saarland.de/Seminar/ML_for_NLP_SS12/HinSal06.pdf"><text:span text:style-name="T38_44">12/</text:span></text:a></text:span><text:span text:style-name="T38_45"><text:a xlink:type="simple" xlink:href="http://www.lsv.uni-saarland.de/Seminar/ML_for_NLP_SS12/HinSal06.pdf"><text:span text:style-name="T38_46">HinSal</text:span></text:a></text:span><text:span text:style-name="T38_47"><text:a xlink:type="simple" xlink:href="http://www.lsv.uni-saarland.de/Seminar/ML_for_NLP_SS12/HinSal06.pdf"><text:span text:style-name="T38_48">06.</text:span></text:a></text:span><text:span text:style-name="T38_49"><text:a xlink:type="simple" xlink:href="http://www.lsv.uni-saarland.de/Seminar/ML_for_NLP_SS12/HinSal06.pdf"><text:span text:style-name="T38_50">pdf</text:span></text:a></text:span><text:span text:style-name="T38_51"><text:s/></text:span></text:p>
      <text:p text:style-name="P39"/>
      <text:p text:style-name="P40"><text:span text:style-name="T40_1">This</text:span><text:span text:style-name="T40_2"><text:s/></text:span><text:span text:style-name="T40_3">paper</text:span><text:span text:style-name="T40_4"><text:s/></text:span><text:span text:style-name="T40_5">describes</text:span><text:span text:style-name="T40_6"><text:s/></text:span><text:span text:style-name="T40_7">an</text:span><text:span text:style-name="T40_8"><text:s/></text:span><text:span text:style-name="T40_9">impressive</text:span><text:span text:style-name="T40_10"><text:s/></text:span><text:span text:style-name="T40_11">large</text:span><text:span text:style-name="T40_12"><text:s/></text:span><text:span text:style-name="T40_13">scale</text:span><text:span text:style-name="T40_14"><text:s/></text:span><text:span text:style-name="T40_15">deep</text:span><text:span text:style-name="T40_16"><text:s/></text:span><text:span text:style-name="T40_17">belief</text:span><text:span text:style-name="T40_18"><text:s/></text:span><text:span text:style-name="T40_19">network</text:span><text:span text:style-name="T40_20"><text:s/></text:span><text:span text:style-name="T40_21">learning</text:span><text:span text:style-name="T40_22"><text:s/></text:span><text:span text:style-name="T40_23">algorithm</text:span><text:span text:style-name="T40_24">.<text:s/></text:span><text:span text:style-name="T40_25">In</text:span><text:span text:style-name="T40_26"><text:s/></text:span><text:span text:style-name="T40_27">this</text:span><text:span text:style-name="T40_28"><text:s/></text:span><text:span text:style-name="T40_29">paper</text:span><text:span text:style-name="T40_30">,<text:s/></text:span><text:span text:style-name="T40_31">the</text:span><text:span text:style-name="T40_32"><text:s/></text:span><text:span text:style-name="T40_33">authors</text:span><text:span text:style-name="T40_34"><text:s/></text:span><text:span text:style-name="T40_35">train</text:span><text:span text:style-name="T40_36"><text:s/></text:span><text:span text:style-name="T40_37">DBNs</text:span><text:span text:style-name="T40_38"><text:s/></text:span><text:span text:style-name="T40_39">on</text:span><text:span text:style-name="T40_40"><text:s/></text:span><text:span text:style-name="T40_41">tens</text:span><text:span text:style-name="T40_42"><text:s/></text:span><text:span text:style-name="T40_43">of</text:span><text:span text:style-name="T40_44"><text:s/></text:span><text:span text:style-name="T40_45">millions</text:span><text:span text:style-name="T40_46"><text:s/></text:span><text:span text:style-name="T40_47">of</text:span><text:span text:style-name="T40_48"><text:s/></text:span><text:span text:style-name="T40_49">stills</text:span><text:span text:style-name="T40_50"><text:s/></text:span><text:span text:style-name="T40_51">from</text:span><text:span text:style-name="T40_52"><text:s/></text:span><text:span text:style-name="T40_53">YouTube</text:span><text:span text:style-name="T40_54">,<text:s/></text:span><text:span text:style-name="T40_55">which</text:span><text:span text:style-name="T40_56"><text:s/></text:span><text:span text:style-name="T40_57">produces</text:span><text:span text:style-name="T40_58"><text:s/></text:span><text:span text:style-name="T40_59">DBNs</text:span><text:span text:style-name="T40_60"><text:s/></text:span><text:span text:style-name="T40_61">that</text:span><text:span text:style-name="T40_62"><text:s/></text:span><text:span text:style-name="T40_63">naturally</text:span><text:span text:style-name="T40_64"><text:s/></text:span><text:span text:style-name="T40_65">learn</text:span><text:span text:style-name="T40_66"><text:s/></text:span><text:span text:style-name="T40_67">representations</text:span><text:span text:style-name="T40_68"><text:s/></text:span><text:span text:style-name="T40_69">of</text:span><text:span text:style-name="T40_70"><text:s/></text:span><text:span text:style-name="T40_71">several</text:span><text:span text:style-name="T40_72"><text:s/></text:span><text:span text:style-name="T40_73">everyday</text:span><text:span text:style-name="T40_74"><text:s/></text:span><text:span text:style-name="T40_75">objects</text:span><text:span text:style-name="T40_76">,<text:s/></text:span><text:span text:style-name="T40_77">including</text:span><text:span text:style-name="T40_78"><text:s/></text:span><text:span text:style-name="T40_79">human</text:span><text:span text:style-name="T40_80"><text:s/></text:span><text:span text:style-name="T40_81">faces</text:span><text:span text:style-name="T40_82"><text:s/></text:span><text:span text:style-name="T40_83">and</text:span><text:span text:style-name="T40_84"><text:s/></text:span><text:span text:style-name="T40_85">cats</text:span><text:span text:style-name="T40_86">.</text:span></text:p>
      <text:p text:style-name="P41"/>
      <text:p text:style-name="P42"><text:span text:style-name="T42_1">Le</text:span><text:span text:style-name="T42_2">,<text:s/></text:span><text:span text:style-name="T42_3">Quoc</text:span><text:span text:style-name="T42_4"><text:s/></text:span><text:span text:style-name="T42_5">V</text:span><text:span text:style-name="T42_6">.,<text:s/></text:span><text:span text:style-name="T42_7">et</text:span><text:span text:style-name="T42_8"><text:s/></text:span><text:span text:style-name="T42_9">al</text:span><text:span text:style-name="T42_10">.<text:s/>"</text:span><text:span text:style-name="T42_11">Building</text:span><text:span text:style-name="T42_12"><text:s/></text:span><text:span text:style-name="T42_13">high</text:span><text:span text:style-name="T42_14">-</text:span><text:span text:style-name="T42_15">level</text:span><text:span text:style-name="T42_16"><text:s/></text:span><text:span text:style-name="T42_17">features</text:span><text:span text:style-name="T42_18"><text:s/></text:span><text:span text:style-name="T42_19">using</text:span><text:span text:style-name="T42_20"><text:s/></text:span><text:span text:style-name="T42_21">large</text:span><text:span text:style-name="T42_22"><text:s/></text:span><text:span text:style-name="T42_23">scale</text:span><text:span text:style-name="T42_24"><text:s/></text:span><text:span text:style-name="T42_25">unsupervised</text:span><text:span text:style-name="T42_26"><text:s/></text:span><text:span text:style-name="T42_27">learning</text:span><text:span text:style-name="T42_28">."<text:s/></text:span><text:span text:style-name="T42_29">arXiv</text:span><text:span text:style-name="T42_30"><text:s/></text:span><text:span text:style-name="T42_31">preprint</text:span><text:span text:style-name="T42_32"><text:s/></text:span><text:span text:style-name="T42_33">arXiv</text:span><text:span text:style-name="T42_34">:1112.6209</text:span><text:span text:style-name="T42_35"><text:s/>(2011).</text:span></text:p>
      <text:p text:style-name="P43"><text:span text:style-name="T43_1"><text:a xlink:type="simple" xlink:href="http://arxiv.org/pdf/1112.6209"><text:span text:style-name="T43_2">http</text:span></text:a></text:span><text:span text:style-name="T43_3"><text:a xlink:type="simple" xlink:href="http://arxiv.org/pdf/1112.6209"><text:span text:style-name="T43_4">://</text:span></text:a></text:span><text:span text:style-name="T43_5"><text:a xlink:type="simple" xlink:href="http://arxiv.org/pdf/1112.6209"><text:span text:style-name="T43_6">arxiv</text:span></text:a></text:span><text:span text:style-name="T43_7"><text:a xlink:type="simple" xlink:href="http://arxiv.org/pdf/1112.6209"><text:span text:style-name="T43_8">.</text:span></text:a></text:span><text:span text:style-name="T43_9"><text:a xlink:type="simple" xlink:href="http://arxiv.org/pdf/1112.6209"><text:span text:style-name="T43_10">org</text:span></text:a></text:span><text:span text:style-name="T43_11"><text:a xlink:type="simple" xlink:href="http://arxiv.org/pdf/1112.6209"><text:span text:style-name="T43_12">/</text:span></text:a></text:span><text:span text:style-name="T43_13"><text:a xlink:type="simple" xlink:href="http://arxiv.org/pdf/1112.6209"><text:span text:style-name="T43_14">pdf</text:span></text:a></text:span><text:span text:style-name="T43_15"><text:a xlink:type="simple" xlink:href="http://arxiv.org/pdf/1112.6209"><text:span text:style-name="T43_16">/1112.6209</text:span></text:a></text:span><text:span text:style-name="T43_17"><text:s/></text:span></text:p>
      <text:p text:style-name="P4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